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1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59]-[.E959]" office:value-type="float" office:value="-6">
            <text:p>-6.00</text:p>
          </table:table-cell>
          <table:table-cell table:formula="of:=SUM([.$H$2:.H959])" office:value-type="float" office:value="-50.68">
            <text:p>-50.68</text:p>
          </table:table-cell>
          <table:table-cell table:formula="of:=SUM([.H$3:.H959])/SUM([.E$3:.E959])" office:value-type="percentage" office:value="-0.0162644415917843">
            <text:p>-2%</text:p>
          </table:table-cell>
          <table:table-cell table:formula="of:=[.O959]-(1-[.O959])/[.N959]" office:value-type="percentage" office:value="0.00680136450960145">
            <text:p>0.7%</text:p>
          </table:table-cell>
          <table:table-cell table:formula="of:=AVERAGEIF([.$H$3:.$H959];&quot;&gt;0&quot;)" office:value-type="float" office:value="1.90577075098814">
            <text:p>1.9</text:p>
          </table:table-cell>
          <table:table-cell table:formula="of:=AVERAGEIF([.$H$3:.$H959];&quot;&lt;0&quot;)" office:value-type="float" office:value="-3.94941634241245">
            <text:p>-3.9</text:p>
          </table:table-cell>
          <table:table-cell table:formula="of:=[.L959]/-[.M959]" office:value-type="percentage" office:value="0.4825449093635">
            <text:p>48%</text:p>
          </table:table-cell>
          <table:table-cell table:formula="of:=COUNTIF([.$G$3:.$G959];&quot;&gt;0&quot;)/COUNTIF([.$B$3:.$B959];&quot;&gt;0&quot;)" office:value-type="percentage" office:value="0.6767295597484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960]-[.E960]" office:value-type="float" office:value="2.8">
            <text:p>2.80</text:p>
          </table:table-cell>
          <table:table-cell table:formula="of:=SUM([.$H$2:.H960])" office:value-type="float" office:value="-47.88">
            <text:p>-47.88</text:p>
          </table:table-cell>
          <table:table-cell table:formula="of:=SUM([.H$3:.H960])/SUM([.E$3:.E960])" office:value-type="percentage" office:value="-0.0153314121037464">
            <text:p>-2%</text:p>
          </table:table-cell>
          <table:table-cell table:formula="of:=[.O960]-(1-[.O960])/[.N960]" office:value-type="percentage" office:value="0.008667759760004">
            <text:p>0.9%</text:p>
          </table:table-cell>
          <table:table-cell table:formula="of:=AVERAGEIF([.$H$3:.$H960];&quot;&gt;0&quot;)" office:value-type="float" office:value="1.90753451676529">
            <text:p>1.9</text:p>
          </table:table-cell>
          <table:table-cell table:formula="of:=AVERAGEIF([.$H$3:.$H960];&quot;&lt;0&quot;)" office:value-type="float" office:value="-3.94941634241245">
            <text:p>-3.9</text:p>
          </table:table-cell>
          <table:table-cell table:formula="of:=[.L960]/-[.M960]" office:value-type="percentage" office:value="0.482991498333673">
            <text:p>48%</text:p>
          </table:table-cell>
          <table:table-cell table:formula="of:=COUNTIF([.$G$3:.$G960];&quot;&gt;0&quot;)/COUNTIF([.$B$3:.$B960];&quot;&gt;0&quot;)" office:value-type="percentage" office:value="0.677135678391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5">
            <text:p>1.25</text:p>
          </table:table-cell>
          <table:table-cell table:formula="of:=[.G961]-[.E961]" office:value-type="float" office:value="0.25">
            <text:p>0.25</text:p>
          </table:table-cell>
          <table:table-cell table:formula="of:=SUM([.$H$2:.H961])" office:value-type="float" office:value="-47.63">
            <text:p>-47.63</text:p>
          </table:table-cell>
          <table:table-cell table:formula="of:=SUM([.H$3:.H961])/SUM([.E$3:.E961])" office:value-type="percentage" office:value="-0.0152464788732394">
            <text:p>-2%</text:p>
          </table:table-cell>
          <table:table-cell table:formula="of:=[.O961]-(1-[.O961])/[.N961]" office:value-type="percentage" office:value="0.00876764406005837">
            <text:p>0.9%</text:p>
          </table:table-cell>
          <table:table-cell table:formula="of:=AVERAGEIF([.$H$3:.$H961];&quot;&gt;0&quot;)" office:value-type="float" office:value="1.90427165354331">
            <text:p>1.9</text:p>
          </table:table-cell>
          <table:table-cell table:formula="of:=AVERAGEIF([.$H$3:.$H961];&quot;&lt;0&quot;)" office:value-type="float" office:value="-3.94941634241245">
            <text:p>-3.9</text:p>
          </table:table-cell>
          <table:table-cell table:formula="of:=[.L961]/-[.M961]" office:value-type="percentage" office:value="0.482165334936581">
            <text:p>48%</text:p>
          </table:table-cell>
          <table:table-cell table:formula="of:=COUNTIF([.$G$3:.$G961];&quot;&gt;0&quot;)/COUNTIF([.$B$3:.$B961];&quot;&gt;0&quot;)" office:value-type="percentage" office:value="0.6775407779171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62]-[.E962]" office:value-type="float" office:value="0.6">
            <text:p>0.60</text:p>
          </table:table-cell>
          <table:table-cell table:formula="of:=SUM([.$H$2:.H962])" office:value-type="float" office:value="-47.03">
            <text:p>-47.03</text:p>
          </table:table-cell>
          <table:table-cell table:formula="of:=SUM([.H$3:.H962])/SUM([.E$3:.E962])" office:value-type="percentage" office:value="-0.0150496">
            <text:p>-2%</text:p>
          </table:table-cell>
          <table:table-cell table:formula="of:=[.O962]-(1-[.O962])/[.N962]" office:value-type="percentage" office:value="0.00910979422791702">
            <text:p>0.9%</text:p>
          </table:table-cell>
          <table:table-cell table:formula="of:=AVERAGEIF([.$H$3:.$H962];&quot;&gt;0&quot;)" office:value-type="float" office:value="1.90170923379175">
            <text:p>1.9</text:p>
          </table:table-cell>
          <table:table-cell table:formula="of:=AVERAGEIF([.$H$3:.$H962];&quot;&lt;0&quot;)" office:value-type="float" office:value="-3.94941634241245">
            <text:p>-3.9</text:p>
          </table:table-cell>
          <table:table-cell table:formula="of:=[.L962]/-[.M962]" office:value-type="percentage" office:value="0.481516525206383">
            <text:p>48%</text:p>
          </table:table-cell>
          <table:table-cell table:formula="of:=COUNTIF([.$G$3:.$G962];&quot;&gt;0&quot;)/COUNTIF([.$B$3:.$B962];&quot;&gt;0&quot;)" office:value-type="percentage" office:value="0.6779448621553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963]-[.E963]" office:value-type="float" office:value="2.8">
            <text:p>2.80</text:p>
          </table:table-cell>
          <table:table-cell table:formula="of:=SUM([.$H$2:.H963])" office:value-type="float" office:value="-44.23">
            <text:p>-44.23</text:p>
          </table:table-cell>
          <table:table-cell table:formula="of:=SUM([.H$3:.H963])/SUM([.E$3:.E963])" office:value-type="percentage" office:value="-0.0141355065516139">
            <text:p>-1%</text:p>
          </table:table-cell>
          <table:table-cell table:formula="of:=[.O963]-(1-[.O963])/[.N963]" office:value-type="percentage" office:value="0.0109680813740061">
            <text:p>1.1%</text:p>
          </table:table-cell>
          <table:table-cell table:formula="of:=AVERAGEIF([.$H$3:.$H963];&quot;&gt;0&quot;)" office:value-type="float" office:value="1.90347058823529">
            <text:p>1.9</text:p>
          </table:table-cell>
          <table:table-cell table:formula="of:=AVERAGEIF([.$H$3:.$H963];&quot;&lt;0&quot;)" office:value-type="float" office:value="-3.94941634241245">
            <text:p>-3.9</text:p>
          </table:table-cell>
          <table:table-cell table:formula="of:=[.L963]/-[.M963]" office:value-type="percentage" office:value="0.481962503622138">
            <text:p>48%</text:p>
          </table:table-cell>
          <table:table-cell table:formula="of:=COUNTIF([.$G$3:.$G963];&quot;&gt;0&quot;)/COUNTIF([.$B$3:.$B963];&quot;&gt;0&quot;)" office:value-type="percentage" office:value="0.6783479349186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964]-[.E964]" office:value-type="float" office:value="0.37">
            <text:p>0.37</text:p>
          </table:table-cell>
          <table:table-cell table:formula="of:=SUM([.$H$2:.H964])" office:value-type="float" office:value="-43.86">
            <text:p>-43.86</text:p>
          </table:table-cell>
          <table:table-cell table:formula="of:=SUM([.H$3:.H964])/SUM([.E$3:.E964])" office:value-type="percentage" office:value="-0.0140127795527156">
            <text:p>-1%</text:p>
          </table:table-cell>
          <table:table-cell table:formula="of:=[.O964]-(1-[.O964])/[.N964]" office:value-type="percentage" office:value="0.0111518679078192">
            <text:p>1.1%</text:p>
          </table:table-cell>
          <table:table-cell table:formula="of:=AVERAGEIF([.$H$3:.$H964];&quot;&gt;0&quot;)" office:value-type="float" office:value="1.90046966731898">
            <text:p>1.9</text:p>
          </table:table-cell>
          <table:table-cell table:formula="of:=AVERAGEIF([.$H$3:.$H964];&quot;&lt;0&quot;)" office:value-type="float" office:value="-3.94941634241245">
            <text:p>-3.9</text:p>
          </table:table-cell>
          <table:table-cell table:formula="of:=[.L964]/-[.M964]" office:value-type="percentage" office:value="0.481202664532983">
            <text:p>48%</text:p>
          </table:table-cell>
          <table:table-cell table:formula="of:=COUNTIF([.$G$3:.$G964];&quot;&gt;0&quot;)/COUNTIF([.$B$3:.$B964];&quot;&gt;0&quot;)" office:value-type="percentage" office:value="0.678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965]-[.E965]" office:value-type="float" office:value="-2">
            <text:p>-2.00</text:p>
          </table:table-cell>
          <table:table-cell table:formula="of:=SUM([.$H$2:.H965])" office:value-type="float" office:value="-45.86">
            <text:p>-45.86</text:p>
          </table:table-cell>
          <table:table-cell table:formula="of:=SUM([.H$3:.H965])/SUM([.E$3:.E965])" office:value-type="percentage" office:value="-0.0146424010217114">
            <text:p>-1%</text:p>
          </table:table-cell>
          <table:table-cell table:formula="of:=[.O965]-(1-[.O965])/[.N965]" office:value-type="percentage" office:value="0.00982412345381301">
            <text:p>1.0%</text:p>
          </table:table-cell>
          <table:table-cell table:formula="of:=AVERAGEIF([.$H$3:.$H965];&quot;&gt;0&quot;)" office:value-type="float" office:value="1.90046966731898">
            <text:p>1.9</text:p>
          </table:table-cell>
          <table:table-cell table:formula="of:=AVERAGEIF([.$H$3:.$H965];&quot;&lt;0&quot;)" office:value-type="float" office:value="-3.94186046511628">
            <text:p>-3.9</text:p>
          </table:table-cell>
          <table:table-cell table:formula="of:=[.L965]/-[.M965]" office:value-type="percentage" office:value="0.482125048346408">
            <text:p>48%</text:p>
          </table:table-cell>
          <table:table-cell table:formula="of:=COUNTIF([.$G$3:.$G965];&quot;&gt;0&quot;)/COUNTIF([.$B$3:.$B965];&quot;&gt;0&quot;)" office:value-type="percentage" office:value="0.6779026217228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office:value-type="float" office:value="7">
            <text:p>7</text:p>
          </table:table-cell>
          <table:table-cell office:value-type="float" office:value="1.27">
            <text:p>1.27</text:p>
          </table:table-cell>
          <table:table-cell office:value-type="float" office:value="8.89">
            <text:p>8.89</text:p>
          </table:table-cell>
          <table:table-cell table:formula="of:=[.G966]-[.E966]" office:value-type="float" office:value="1.89">
            <text:p>1.89</text:p>
          </table:table-cell>
          <table:table-cell table:formula="of:=SUM([.$H$2:.H966])" office:value-type="float" office:value="-43.97">
            <text:p>-43.97</text:p>
          </table:table-cell>
          <table:table-cell table:formula="of:=SUM([.H$3:.H966])/SUM([.E$3:.E966])" office:value-type="percentage" office:value="-0.0140076457470532">
            <text:p>-1%</text:p>
          </table:table-cell>
          <table:table-cell table:formula="of:=[.O966]-(1-[.O966])/[.N966]" office:value-type="percentage" office:value="0.0110515772478507">
            <text:p>1.1%</text:p>
          </table:table-cell>
          <table:table-cell table:formula="of:=AVERAGEIF([.$H$3:.$H966];&quot;&gt;0&quot;)" office:value-type="float" office:value="1.90044921875">
            <text:p>1.9</text:p>
          </table:table-cell>
          <table:table-cell table:formula="of:=AVERAGEIF([.$H$3:.$H966];&quot;&lt;0&quot;)" office:value-type="float" office:value="-3.94186046511628">
            <text:p>-3.9</text:p>
          </table:table-cell>
          <table:table-cell table:formula="of:=[.L966]/-[.M966]" office:value-type="percentage" office:value="0.482119860803835">
            <text:p>48%</text:p>
          </table:table-cell>
          <table:table-cell table:formula="of:=COUNTIF([.$G$3:.$G966];&quot;&gt;0&quot;)/COUNTIF([.$B$3:.$B966];&quot;&gt;0&quot;)" office:value-type="percentage" office:value="0.6783042394014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967]-[.E967]" office:value-type="float" office:value="-2">
            <text:p>-2.00</text:p>
          </table:table-cell>
          <table:table-cell table:formula="of:=SUM([.$H$2:.H967])" office:value-type="float" office:value="-45.97">
            <text:p>-45.97</text:p>
          </table:table-cell>
          <table:table-cell table:formula="of:=SUM([.H$3:.H967])/SUM([.E$3:.E967])" office:value-type="percentage" office:value="-0.0146354664119707">
            <text:p>-1%</text:p>
          </table:table-cell>
          <table:table-cell table:formula="of:=[.O967]-(1-[.O967])/[.N967]" office:value-type="percentage" office:value="0.00972725054751544">
            <text:p>1.0%</text:p>
          </table:table-cell>
          <table:table-cell table:formula="of:=AVERAGEIF([.$H$3:.$H967];&quot;&gt;0&quot;)" office:value-type="float" office:value="1.90044921875">
            <text:p>1.9</text:p>
          </table:table-cell>
          <table:table-cell table:formula="of:=AVERAGEIF([.$H$3:.$H967];&quot;&lt;0&quot;)" office:value-type="float" office:value="-3.93436293436293">
            <text:p>-3.9</text:p>
          </table:table-cell>
          <table:table-cell table:formula="of:=[.L967]/-[.M967]" office:value-type="percentage" office:value="0.483038613990432">
            <text:p>48%</text:p>
          </table:table-cell>
          <table:table-cell table:formula="of:=COUNTIF([.$G$3:.$G967];&quot;&gt;0&quot;)/COUNTIF([.$B$3:.$B967];&quot;&gt;0&quot;)" office:value-type="percentage" office:value="0.677459526774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basilashvili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968]-[.E968]" office:value-type="float" office:value="1.6">
            <text:p>1.60</text:p>
          </table:table-cell>
          <table:table-cell table:formula="of:=SUM([.$H$2:.H968])" office:value-type="float" office:value="-44.37">
            <text:p>-44.37</text:p>
          </table:table-cell>
          <table:table-cell table:formula="of:=SUM([.H$3:.H968])/SUM([.E$3:.E968])" office:value-type="percentage" office:value="-0.0141170855870188">
            <text:p>-1%</text:p>
          </table:table-cell>
          <table:table-cell table:formula="of:=[.O968]-(1-[.O968])/[.N968]" office:value-type="percentage" office:value="0.0107533472454886">
            <text:p>1.1%</text:p>
          </table:table-cell>
          <table:table-cell table:formula="of:=AVERAGEIF([.$H$3:.$H968];&quot;&gt;0&quot;)" office:value-type="float" office:value="1.89986354775828">
            <text:p>1.9</text:p>
          </table:table-cell>
          <table:table-cell table:formula="of:=AVERAGEIF([.$H$3:.$H968];&quot;&lt;0&quot;)" office:value-type="float" office:value="-3.93436293436293">
            <text:p>-3.9</text:p>
          </table:table-cell>
          <table:table-cell table:formula="of:=[.L968]/-[.M968]" office:value-type="percentage" office:value="0.482889753551909">
            <text:p>48%</text:p>
          </table:table-cell>
          <table:table-cell table:formula="of:=COUNTIF([.$G$3:.$G968];&quot;&gt;0&quot;)/COUNTIF([.$B$3:.$B968];&quot;&gt;0&quot;)" office:value-type="percentage" office:value="0.6778606965174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969]-[.E969]" office:value-type="float" office:value="0.11">
            <text:p>0.11</text:p>
          </table:table-cell>
          <table:table-cell table:formula="of:=SUM([.$H$2:.H969])" office:value-type="float" office:value="-44.26">
            <text:p>-44.26</text:p>
          </table:table-cell>
          <table:table-cell table:formula="of:=SUM([.H$3:.H969])/SUM([.E$3:.E969])" office:value-type="percentage" office:value="-0.0140776081424936">
            <text:p>-1%</text:p>
          </table:table-cell>
          <table:table-cell table:formula="of:=[.O969]-(1-[.O969])/[.N969]" office:value-type="percentage" office:value="0.0107587728124214">
            <text:p>1.1%</text:p>
          </table:table-cell>
          <table:table-cell table:formula="of:=AVERAGEIF([.$H$3:.$H969];&quot;&gt;0&quot;)" office:value-type="float" office:value="1.8963813229572">
            <text:p>1.9</text:p>
          </table:table-cell>
          <table:table-cell table:formula="of:=AVERAGEIF([.$H$3:.$H969];&quot;&lt;0&quot;)" office:value-type="float" office:value="-3.93436293436293">
            <text:p>-3.9</text:p>
          </table:table-cell>
          <table:table-cell table:formula="of:=[.L969]/-[.M969]" office:value-type="percentage" office:value="0.482004673842899">
            <text:p>48%</text:p>
          </table:table-cell>
          <table:table-cell table:formula="of:=COUNTIF([.$G$3:.$G969];&quot;&gt;0&quot;)/COUNTIF([.$B$3:.$B969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970]-[.E970]" office:value-type="float" office:value="0.0499999999999998">
            <text:p>0.05</text:p>
          </table:table-cell>
          <table:table-cell table:formula="of:=SUM([.$H$2:.H970])" office:value-type="float" office:value="-44.21">
            <text:p>-44.21</text:p>
          </table:table-cell>
          <table:table-cell table:formula="of:=SUM([.H$3:.H970])/SUM([.E$3:.E970])" office:value-type="percentage" office:value="-0.0140393775801842">
            <text:p>-1%</text:p>
          </table:table-cell>
          <table:table-cell table:formula="of:=[.O970]-(1-[.O970])/[.N970]" office:value-type="percentage" office:value="0.0107233505558502">
            <text:p>1.1%</text:p>
          </table:table-cell>
          <table:table-cell table:formula="of:=AVERAGEIF([.$H$3:.$H970];&quot;&gt;0&quot;)" office:value-type="float" office:value="1.89279611650485">
            <text:p>1.9</text:p>
          </table:table-cell>
          <table:table-cell table:formula="of:=AVERAGEIF([.$H$3:.$H970];&quot;&lt;0&quot;)" office:value-type="float" office:value="-3.93436293436293">
            <text:p>-3.9</text:p>
          </table:table-cell>
          <table:table-cell table:formula="of:=[.L970]/-[.M970]" office:value-type="percentage" office:value="0.481093419209771">
            <text:p>48%</text:p>
          </table:table-cell>
          <table:table-cell table:formula="of:=COUNTIF([.$G$3:.$G970];&quot;&gt;0&quot;)/COUNTIF([.$B$3:.$B970];&quot;&gt;0&quot;)" office:value-type="percentage" office:value="0.6786600496277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verdasco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71]-[.E971]" office:value-type="float" office:value="2.04">
            <text:p>2.04</text:p>
          </table:table-cell>
          <table:table-cell table:formula="of:=SUM([.$H$2:.H971])" office:value-type="float" office:value="-42.17">
            <text:p>-42.17</text:p>
          </table:table-cell>
          <table:table-cell table:formula="of:=SUM([.H$3:.H971])/SUM([.E$3:.E971])" office:value-type="percentage" office:value="-0.0133660855784469">
            <text:p>-1%</text:p>
          </table:table-cell>
          <table:table-cell table:formula="of:=[.O971]-(1-[.O971])/[.N971]" office:value-type="percentage" office:value="0.0120497503361052">
            <text:p>1.2%</text:p>
          </table:table-cell>
          <table:table-cell table:formula="of:=AVERAGEIF([.$H$3:.$H971];&quot;&gt;0&quot;)" office:value-type="float" office:value="1.89308139534884">
            <text:p>1.9</text:p>
          </table:table-cell>
          <table:table-cell table:formula="of:=AVERAGEIF([.$H$3:.$H971];&quot;&lt;0&quot;)" office:value-type="float" office:value="-3.93436293436293">
            <text:p>-3.9</text:p>
          </table:table-cell>
          <table:table-cell table:formula="of:=[.L971]/-[.M971]" office:value-type="percentage" office:value="0.481165928749115">
            <text:p>48%</text:p>
          </table:table-cell>
          <table:table-cell table:formula="of:=COUNTIF([.$G$3:.$G971];&quot;&gt;0&quot;)/COUNTIF([.$B$3:.$B971];&quot;&gt;0&quot;)" office:value-type="percentage" office:value="0.6790582403965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amos-vinolas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72]-[.E972]" office:value-type="float" office:value="-1">
            <text:p>-1.00</text:p>
          </table:table-cell>
          <table:table-cell table:formula="of:=SUM([.$H$2:.H972])" office:value-type="float" office:value="-43.17">
            <text:p>-43.17</text:p>
          </table:table-cell>
          <table:table-cell table:formula="of:=SUM([.H$3:.H972])/SUM([.E$3:.E972])" office:value-type="percentage" office:value="-0.0136787072243346">
            <text:p>-1%</text:p>
          </table:table-cell>
          <table:table-cell table:formula="of:=[.O972]-(1-[.O972])/[.N972]" office:value-type="percentage" office:value="0.0113810757630535">
            <text:p>1.1%</text:p>
          </table:table-cell>
          <table:table-cell table:formula="of:=AVERAGEIF([.$H$3:.$H972];&quot;&gt;0&quot;)" office:value-type="float" office:value="1.89308139534884">
            <text:p>1.9</text:p>
          </table:table-cell>
          <table:table-cell table:formula="of:=AVERAGEIF([.$H$3:.$H972];&quot;&lt;0&quot;)" office:value-type="float" office:value="-3.92307692307692">
            <text:p>-3.9</text:p>
          </table:table-cell>
          <table:table-cell table:formula="of:=[.L972]/-[.M972]" office:value-type="percentage" office:value="0.482550159598723">
            <text:p>48%</text:p>
          </table:table-cell>
          <table:table-cell table:formula="of:=COUNTIF([.$G$3:.$G972];&quot;&gt;0&quot;)/COUNTIF([.$B$3:.$B972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973]-[.E973]" office:value-type="float" office:value="-3">
            <text:p>-3.00</text:p>
          </table:table-cell>
          <table:table-cell table:formula="of:=SUM([.$H$2:.H973])" office:value-type="float" office:value="-46.17">
            <text:p>-46.17</text:p>
          </table:table-cell>
          <table:table-cell table:formula="of:=SUM([.H$3:.H973])/SUM([.E$3:.E973])" office:value-type="percentage" office:value="-0.0146153846153846">
            <text:p>-1%</text:p>
          </table:table-cell>
          <table:table-cell table:formula="of:=[.O973]-(1-[.O973])/[.N973]" office:value-type="percentage" office:value="0.00940814746907059">
            <text:p>0.9%</text:p>
          </table:table-cell>
          <table:table-cell table:formula="of:=AVERAGEIF([.$H$3:.$H973];&quot;&gt;0&quot;)" office:value-type="float" office:value="1.89308139534884">
            <text:p>1.9</text:p>
          </table:table-cell>
          <table:table-cell table:formula="of:=AVERAGEIF([.$H$3:.$H973];&quot;&lt;0&quot;)" office:value-type="float" office:value="-3.91954022988506">
            <text:p>-3.9</text:p>
          </table:table-cell>
          <table:table-cell table:formula="of:=[.L973]/-[.M973]" office:value-type="percentage" office:value="0.482985575939439">
            <text:p>48%</text:p>
          </table:table-cell>
          <table:table-cell table:formula="of:=COUNTIF([.$G$3:.$G973];&quot;&gt;0&quot;)/COUNTIF([.$B$3:.$B973];&quot;&gt;0&quot;)" office:value-type="percentage" office:value="0.6773794808405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974]-[.E974]" office:value-type="float" office:value="1.24">
            <text:p>1.24</text:p>
          </table:table-cell>
          <table:table-cell table:formula="of:=SUM([.$H$2:.H974])" office:value-type="float" office:value="-44.93">
            <text:p>-44.93</text:p>
          </table:table-cell>
          <table:table-cell table:formula="of:=SUM([.H$3:.H974])/SUM([.E$3:.E974])" office:value-type="percentage" office:value="-0.014213856374565">
            <text:p>-1%</text:p>
          </table:table-cell>
          <table:table-cell table:formula="of:=[.O974]-(1-[.O974])/[.N974]" office:value-type="percentage" office:value="0.0101856301279653">
            <text:p>1.0%</text:p>
          </table:table-cell>
          <table:table-cell table:formula="of:=AVERAGEIF([.$H$3:.$H974];&quot;&gt;0&quot;)" office:value-type="float" office:value="1.89181818181818">
            <text:p>1.9</text:p>
          </table:table-cell>
          <table:table-cell table:formula="of:=AVERAGEIF([.$H$3:.$H974];&quot;&lt;0&quot;)" office:value-type="float" office:value="-3.91954022988506">
            <text:p>-3.9</text:p>
          </table:table-cell>
          <table:table-cell table:formula="of:=[.L974]/-[.M974]" office:value-type="percentage" office:value="0.482663289789389">
            <text:p>48%</text:p>
          </table:table-cell>
          <table:table-cell table:formula="of:=COUNTIF([.$G$3:.$G974];&quot;&gt;0&quot;)/COUNTIF([.$B$3:.$B974];&quot;&gt;0&quot;)" office:value-type="percentage" office:value="0.6777777777777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ugita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975]-[.E975]" office:value-type="float" office:value="2.4">
            <text:p>2.40</text:p>
          </table:table-cell>
          <table:table-cell table:formula="of:=SUM([.$H$2:.H975])" office:value-type="float" office:value="-42.53">
            <text:p>-42.53</text:p>
          </table:table-cell>
          <table:table-cell table:formula="of:=SUM([.H$3:.H975])/SUM([.E$3:.E975])" office:value-type="percentage" office:value="-0.0134291127249763">
            <text:p>-1%</text:p>
          </table:table-cell>
          <table:table-cell table:formula="of:=[.O975]-(1-[.O975])/[.N975]" office:value-type="percentage" office:value="0.0117517056322048">
            <text:p>1.2%</text:p>
          </table:table-cell>
          <table:table-cell table:formula="of:=AVERAGEIF([.$H$3:.$H975];&quot;&gt;0&quot;)" office:value-type="float" office:value="1.89279922779923">
            <text:p>1.9</text:p>
          </table:table-cell>
          <table:table-cell table:formula="of:=AVERAGEIF([.$H$3:.$H975];&quot;&lt;0&quot;)" office:value-type="float" office:value="-3.91954022988506">
            <text:p>-3.9</text:p>
          </table:table-cell>
          <table:table-cell table:formula="of:=[.L975]/-[.M975]" office:value-type="percentage" office:value="0.482913585978102">
            <text:p>48%</text:p>
          </table:table-cell>
          <table:table-cell table:formula="of:=COUNTIF([.$G$3:.$G975];&quot;&gt;0&quot;)/COUNTIF([.$B$3:.$B975];&quot;&gt;0&quot;)" office:value-type="percentage" office:value="0.6781750924784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jowczyk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3.06">
            <text:p>3.06</text:p>
          </table:table-cell>
          <table:table-cell table:formula="of:=[.G976]-[.E976]" office:value-type="float" office:value="1.06">
            <text:p>1.06</text:p>
          </table:table-cell>
          <table:table-cell table:formula="of:=SUM([.$H$2:.H976])" office:value-type="float" office:value="-41.47">
            <text:p>-41.47</text:p>
          </table:table-cell>
          <table:table-cell table:formula="of:=SUM([.H$3:.H976])/SUM([.E$3:.E976])" office:value-type="percentage" office:value="-0.0130861470495424">
            <text:p>-1%</text:p>
          </table:table-cell>
          <table:table-cell table:formula="of:=[.O976]-(1-[.O976])/[.N976]" office:value-type="percentage" office:value="0.0124040159680326">
            <text:p>1.2%</text:p>
          </table:table-cell>
          <table:table-cell table:formula="of:=AVERAGEIF([.$H$3:.$H976];&quot;&gt;0&quot;)" office:value-type="float" office:value="1.89119460500963">
            <text:p>1.9</text:p>
          </table:table-cell>
          <table:table-cell table:formula="of:=AVERAGEIF([.$H$3:.$H976];&quot;&lt;0&quot;)" office:value-type="float" office:value="-3.91954022988506">
            <text:p>-3.9</text:p>
          </table:table-cell>
          <table:table-cell table:formula="of:=[.L976]/-[.M976]" office:value-type="percentage" office:value="0.482504195413015">
            <text:p>48%</text:p>
          </table:table-cell>
          <table:table-cell table:formula="of:=COUNTIF([.$G$3:.$G976];&quot;&gt;0&quot;)/COUNTIF([.$B$3:.$B97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8.75">
            <text:p>8.75</text:p>
          </table:table-cell>
          <table:table-cell table:formula="of:=[.G977]-[.E977]" office:value-type="float" office:value="1.75">
            <text:p>1.75</text:p>
          </table:table-cell>
          <table:table-cell table:formula="of:=SUM([.$H$2:.H977])" office:value-type="float" office:value="-39.72">
            <text:p>-39.72</text:p>
          </table:table-cell>
          <table:table-cell table:formula="of:=SUM([.H$3:.H977])/SUM([.E$3:.E977])" office:value-type="percentage" office:value="-0.0125062972292191">
            <text:p>-1%</text:p>
          </table:table-cell>
          <table:table-cell table:formula="of:=[.O977]-(1-[.O977])/[.N977]" office:value-type="percentage" office:value="0.0135232301798239">
            <text:p>1.4%</text:p>
          </table:table-cell>
          <table:table-cell table:formula="of:=AVERAGEIF([.$H$3:.$H977];&quot;&gt;0&quot;)" office:value-type="float" office:value="1.89092307692308">
            <text:p>1.9</text:p>
          </table:table-cell>
          <table:table-cell table:formula="of:=AVERAGEIF([.$H$3:.$H977];&quot;&lt;0&quot;)" office:value-type="float" office:value="-3.91954022988506">
            <text:p>-3.9</text:p>
          </table:table-cell>
          <table:table-cell table:formula="of:=[.L977]/-[.M977]" office:value-type="percentage" office:value="0.482434919918791">
            <text:p>48%</text:p>
          </table:table-cell>
          <table:table-cell table:formula="of:=COUNTIF([.$G$3:.$G977];&quot;&gt;0&quot;)/COUNTIF([.$B$3:.$B977];&quot;&gt;0&quot;)" office:value-type="percentage" office:value="0.6789667896678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delbonis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978]-[.E978]" office:value-type="float" office:value="4.8">
            <text:p>4.80</text:p>
          </table:table-cell>
          <table:table-cell table:formula="of:=SUM([.$H$2:.H978])" office:value-type="float" office:value="-34.92">
            <text:p>-34.92</text:p>
          </table:table-cell>
          <table:table-cell table:formula="of:=SUM([.H$3:.H978])/SUM([.E$3:.E978])" office:value-type="percentage" office:value="-0.0109742300439975">
            <text:p>-1%</text:p>
          </table:table-cell>
          <table:table-cell table:formula="of:=[.O978]-(1-[.O978])/[.N978]" office:value-type="percentage" office:value="0.0166918911757381">
            <text:p>1.7%</text:p>
          </table:table-cell>
          <table:table-cell table:formula="of:=AVERAGEIF([.$H$3:.$H978];&quot;&gt;0&quot;)" office:value-type="float" office:value="1.89650671785029">
            <text:p>1.9</text:p>
          </table:table-cell>
          <table:table-cell table:formula="of:=AVERAGEIF([.$H$3:.$H978];&quot;&lt;0&quot;)" office:value-type="float" office:value="-3.91954022988506">
            <text:p>-3.9</text:p>
          </table:table-cell>
          <table:table-cell table:formula="of:=[.L978]/-[.M978]" office:value-type="percentage" office:value="0.48385948519934">
            <text:p>48%</text:p>
          </table:table-cell>
          <table:table-cell table:formula="of:=COUNTIF([.$G$3:.$G978];&quot;&gt;0&quot;)/COUNTIF([.$B$3:.$B978];&quot;&gt;0&quot;)" office:value-type="percentage" office:value="0.67936117936117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unar</text:p>
          </table:table-cell>
          <table:table-cell office:value-type="float" office:value="3">
            <text:p>3</text:p>
          </table:table-cell>
          <table:table-cell office:value-type="float" office:value="1.27">
            <text:p>1.27</text:p>
          </table:table-cell>
          <table:table-cell office:value-type="float" office:value="3.81">
            <text:p>3.81</text:p>
          </table:table-cell>
          <table:table-cell table:formula="of:=[.G979]-[.E979]" office:value-type="float" office:value="0.81">
            <text:p>0.81</text:p>
          </table:table-cell>
          <table:table-cell table:formula="of:=SUM([.$H$2:.H979])" office:value-type="float" office:value="-34.11">
            <text:p>-34.11</text:p>
          </table:table-cell>
          <table:table-cell table:formula="of:=SUM([.H$3:.H979])/SUM([.E$3:.E979])" office:value-type="percentage" office:value="-0.0107095761381476">
            <text:p>-1%</text:p>
          </table:table-cell>
          <table:table-cell table:formula="of:=[.O979]-(1-[.O979])/[.N979]" office:value-type="percentage" office:value="0.0171712139042672">
            <text:p>1.7%</text:p>
          </table:table-cell>
          <table:table-cell table:formula="of:=AVERAGEIF([.$H$3:.$H979];&quot;&gt;0&quot;)" office:value-type="float" office:value="1.89442528735632">
            <text:p>1.9</text:p>
          </table:table-cell>
          <table:table-cell table:formula="of:=AVERAGEIF([.$H$3:.$H979];&quot;&lt;0&quot;)" office:value-type="float" office:value="-3.91954022988506">
            <text:p>-3.9</text:p>
          </table:table-cell>
          <table:table-cell table:formula="of:=[.L979]/-[.M979]" office:value-type="percentage" office:value="0.4833284457478">
            <text:p>48%</text:p>
          </table:table-cell>
          <table:table-cell table:formula="of:=COUNTIF([.$G$3:.$G979];&quot;&gt;0&quot;)/COUNTIF([.$B$3:.$B979];&quot;&gt;0&quot;)" office:value-type="percentage" office:value="0.6797546012269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18">
            <text:p>1.18</text:p>
          </table:table-cell>
          <table:table-cell office:value-type="float" office:value="5.9">
            <text:p>5.90</text:p>
          </table:table-cell>
          <table:table-cell table:formula="of:=[.G980]-[.E980]" office:value-type="float" office:value="0.9">
            <text:p>0.90</text:p>
          </table:table-cell>
          <table:table-cell table:formula="of:=SUM([.$H$2:.H980])" office:value-type="float" office:value="-33.21">
            <text:p>-33.21</text:p>
          </table:table-cell>
          <table:table-cell table:formula="of:=SUM([.H$3:.H980])/SUM([.E$3:.E980])" office:value-type="percentage" office:value="-0.01041065830721">
            <text:p>-1%</text:p>
          </table:table-cell>
          <table:table-cell table:formula="of:=[.O980]-(1-[.O980])/[.N980]" office:value-type="percentage" office:value="0.0177107904053321">
            <text:p>1.8%</text:p>
          </table:table-cell>
          <table:table-cell table:formula="of:=AVERAGEIF([.$H$3:.$H980];&quot;&gt;0&quot;)" office:value-type="float" office:value="1.89252390057361">
            <text:p>1.9</text:p>
          </table:table-cell>
          <table:table-cell table:formula="of:=AVERAGEIF([.$H$3:.$H980];&quot;&lt;0&quot;)" office:value-type="float" office:value="-3.91954022988506">
            <text:p>-3.9</text:p>
          </table:table-cell>
          <table:table-cell table:formula="of:=[.L980]/-[.M980]" office:value-type="percentage" office:value="0.482843341202065">
            <text:p>48%</text:p>
          </table:table-cell>
          <table:table-cell table:formula="of:=COUNTIF([.$G$3:.$G980];&quot;&gt;0&quot;)/COUNTIF([.$B$3:.$B980];&quot;&gt;0&quot;)" office:value-type="percentage" office:value="0.6801470588235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4">
            <text:p>1.44</text:p>
          </table:table-cell>
          <table:table-cell table:formula="of:=[.G981]-[.E981]" office:value-type="float" office:value="0.44">
            <text:p>0.44</text:p>
          </table:table-cell>
          <table:table-cell table:formula="of:=SUM([.$H$2:.H981])" office:value-type="float" office:value="-32.77">
            <text:p>-32.77</text:p>
          </table:table-cell>
          <table:table-cell table:formula="of:=SUM([.H$3:.H981])/SUM([.E$3:.E981])" office:value-type="percentage" office:value="-0.0102695079912253">
            <text:p>-1%</text:p>
          </table:table-cell>
          <table:table-cell table:formula="of:=[.O981]-(1-[.O981])/[.N981]" office:value-type="percentage" office:value="0.017942594126253">
            <text:p>1.8%</text:p>
          </table:table-cell>
          <table:table-cell table:formula="of:=AVERAGEIF([.$H$3:.$H981];&quot;&gt;0&quot;)" office:value-type="float" office:value="1.88975190839695">
            <text:p>1.9</text:p>
          </table:table-cell>
          <table:table-cell table:formula="of:=AVERAGEIF([.$H$3:.$H981];&quot;&lt;0&quot;)" office:value-type="float" office:value="-3.91954022988506">
            <text:p>-3.9</text:p>
          </table:table-cell>
          <table:table-cell table:formula="of:=[.L981]/-[.M981]" office:value-type="percentage" office:value="0.482136117391596">
            <text:p>48%</text:p>
          </table:table-cell>
          <table:table-cell table:formula="of:=COUNTIF([.$G$3:.$G981];&quot;&gt;0&quot;)/COUNTIF([.$B$3:.$B981];&quot;&gt;0&quot;)" office:value-type="percentage" office:value="0.6805385556915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fritz</text:p>
          </table:table-cell>
          <table:table-cell office:value-type="float" office:value="6">
            <text:p>6</text:p>
          </table:table-cell>
          <table:table-cell office:value-type="float" office:value="1.2">
            <text:p>1.20</text:p>
          </table:table-cell>
          <table:table-cell office:value-type="float" office:value="7.2">
            <text:p>7.20</text:p>
          </table:table-cell>
          <table:table-cell table:formula="of:=[.G982]-[.E982]" office:value-type="float" office:value="1.2">
            <text:p>1.20</text:p>
          </table:table-cell>
          <table:table-cell table:formula="of:=SUM([.$H$2:.H982])" office:value-type="float" office:value="-31.57">
            <text:p>-31.57</text:p>
          </table:table-cell>
          <table:table-cell table:formula="of:=SUM([.H$3:.H982])/SUM([.E$3:.E982])" office:value-type="percentage" office:value="-0.00987488270253361">
            <text:p>-1%</text:p>
          </table:table-cell>
          <table:table-cell table:formula="of:=[.O982]-(1-[.O982])/[.N982]" office:value-type="percentage" office:value="0.0186827394388486">
            <text:p>1.9%</text:p>
          </table:table-cell>
          <table:table-cell table:formula="of:=AVERAGEIF([.$H$3:.$H982];&quot;&gt;0&quot;)" office:value-type="float" office:value="1.88843809523809">
            <text:p>1.9</text:p>
          </table:table-cell>
          <table:table-cell table:formula="of:=AVERAGEIF([.$H$3:.$H982];&quot;&lt;0&quot;)" office:value-type="float" office:value="-3.91954022988506">
            <text:p>-3.9</text:p>
          </table:table-cell>
          <table:table-cell table:formula="of:=[.L982]/-[.M982]" office:value-type="percentage" office:value="0.481800921658986">
            <text:p>48%</text:p>
          </table:table-cell>
          <table:table-cell table:formula="of:=COUNTIF([.$G$3:.$G982];&quot;&gt;0&quot;)/COUNTIF([.$B$3:.$B982];&quot;&gt;0&quot;)" office:value-type="percentage" office:value="0.6809290953545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nderson k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0</text:p>
          </table:table-cell>
          <table:table-cell table:formula="of:=[.G983]-[.E983]" office:value-type="float" office:value="0.2">
            <text:p>0.20</text:p>
          </table:table-cell>
          <table:table-cell table:formula="of:=SUM([.$H$2:.H983])" office:value-type="float" office:value="-31.37">
            <text:p>-31.37</text:p>
          </table:table-cell>
          <table:table-cell table:formula="of:=SUM([.H$3:.H983])/SUM([.E$3:.E983])" office:value-type="percentage" office:value="-0.00980925578486553">
            <text:p>-1%</text:p>
          </table:table-cell>
          <table:table-cell table:formula="of:=[.O983]-(1-[.O983])/[.N983]" office:value-type="percentage" office:value="0.0187547058254879">
            <text:p>1.9%</text:p>
          </table:table-cell>
          <table:table-cell table:formula="of:=AVERAGEIF([.$H$3:.$H983];&quot;&gt;0&quot;)" office:value-type="float" office:value="1.88522813688213">
            <text:p>1.9</text:p>
          </table:table-cell>
          <table:table-cell table:formula="of:=AVERAGEIF([.$H$3:.$H983];&quot;&lt;0&quot;)" office:value-type="float" office:value="-3.91954022988506">
            <text:p>-3.9</text:p>
          </table:table-cell>
          <table:table-cell table:formula="of:=[.L983]/-[.M983]" office:value-type="percentage" office:value="0.480981958676672">
            <text:p>48%</text:p>
          </table:table-cell>
          <table:table-cell table:formula="of:=COUNTIF([.$G$3:.$G983];&quot;&gt;0&quot;)/COUNTIF([.$B$3:.$B983];&quot;&gt;0&quot;)" office:value-type="percentage" office:value="0.68131868131868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3">
            <text:p>3</text:p>
          </table:table-cell>
          <table:table-cell office:value-type="float" office:value="1.11">
            <text:p>1.11</text:p>
          </table:table-cell>
          <table:table-cell office:value-type="float" office:value="3.33">
            <text:p>3.33</text:p>
          </table:table-cell>
          <table:table-cell table:formula="of:=[.G984]-[.E984]" office:value-type="float" office:value="0.33">
            <text:p>0.33</text:p>
          </table:table-cell>
          <table:table-cell table:formula="of:=SUM([.$H$2:.H984])" office:value-type="float" office:value="-31.04">
            <text:p>-31.04</text:p>
          </table:table-cell>
          <table:table-cell table:formula="of:=SUM([.H$3:.H984])/SUM([.E$3:.E984])" office:value-type="percentage" office:value="-0.00969696969696968">
            <text:p>-1%</text:p>
          </table:table-cell>
          <table:table-cell table:formula="of:=[.O984]-(1-[.O984])/[.N984]" office:value-type="percentage" office:value="0.0189138232363812">
            <text:p>1.9%</text:p>
          </table:table-cell>
          <table:table-cell table:formula="of:=AVERAGEIF([.$H$3:.$H984];&quot;&gt;0&quot;)" office:value-type="float" office:value="1.8822770398482">
            <text:p>1.9</text:p>
          </table:table-cell>
          <table:table-cell table:formula="of:=AVERAGEIF([.$H$3:.$H984];&quot;&lt;0&quot;)" office:value-type="float" office:value="-3.91954022988506">
            <text:p>-3.9</text:p>
          </table:table-cell>
          <table:table-cell table:formula="of:=[.L984]/-[.M984]" office:value-type="percentage" office:value="0.480229039492062">
            <text:p>48%</text:p>
          </table:table-cell>
          <table:table-cell table:formula="of:=COUNTIF([.$G$3:.$G984];&quot;&gt;0&quot;)/COUNTIF([.$B$3:.$B984];&quot;&gt;0&quot;)" office:value-type="percentage" office:value="0.6817073170731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4">
            <text:p>1.04</text:p>
          </table:table-cell>
          <table:table-cell office:value-type="float" office:value="5.2">
            <text:p>5.20</text:p>
          </table:table-cell>
          <table:table-cell table:formula="of:=[.G985]-[.E985]" office:value-type="float" office:value="0.2">
            <text:p>0.20</text:p>
          </table:table-cell>
          <table:table-cell table:formula="of:=SUM([.$H$2:.H985])" office:value-type="float" office:value="-30.84">
            <text:p>-30.84</text:p>
          </table:table-cell>
          <table:table-cell table:formula="of:=SUM([.H$3:.H985])/SUM([.E$3:.E985])" office:value-type="percentage" office:value="-0.00961946350592638">
            <text:p>-1%</text:p>
          </table:table-cell>
          <table:table-cell table:formula="of:=[.O985]-(1-[.O985])/[.N985]" office:value-type="percentage" office:value="0.0189863683532239">
            <text:p>1.9%</text:p>
          </table:table-cell>
          <table:table-cell table:formula="of:=AVERAGEIF([.$H$3:.$H985];&quot;&gt;0&quot;)" office:value-type="float" office:value="1.87909090909091">
            <text:p>1.9</text:p>
          </table:table-cell>
          <table:table-cell table:formula="of:=AVERAGEIF([.$H$3:.$H985];&quot;&lt;0&quot;)" office:value-type="float" office:value="-3.91954022988506">
            <text:p>-3.9</text:p>
          </table:table-cell>
          <table:table-cell table:formula="of:=[.L985]/-[.M985]" office:value-type="percentage" office:value="0.479416155691815">
            <text:p>48%</text:p>
          </table:table-cell>
          <table:table-cell table:formula="of:=COUNTIF([.$G$3:.$G985];&quot;&gt;0&quot;)/COUNTIF([.$B$3:.$B985];&quot;&gt;0&quot;)" office:value-type="percentage" office:value="0.6820950060901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alan dani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86]-[.E986]" office:value-type="float" office:value="-1">
            <text:p>-1.00</text:p>
          </table:table-cell>
          <table:table-cell table:formula="of:=SUM([.$H$2:.H986])" office:value-type="float" office:value="-31.84">
            <text:p>-31.84</text:p>
          </table:table-cell>
          <table:table-cell table:formula="of:=SUM([.H$3:.H986])/SUM([.E$3:.E986])" office:value-type="percentage" office:value="-0.00992828188338009">
            <text:p>-1%</text:p>
          </table:table-cell>
          <table:table-cell table:formula="of:=[.O986]-(1-[.O986])/[.N986]" office:value-type="percentage" office:value="0.0183158591091379">
            <text:p>1.8%</text:p>
          </table:table-cell>
          <table:table-cell table:formula="of:=AVERAGEIF([.$H$3:.$H986];&quot;&gt;0&quot;)" office:value-type="float" office:value="1.87909090909091">
            <text:p>1.9</text:p>
          </table:table-cell>
          <table:table-cell table:formula="of:=AVERAGEIF([.$H$3:.$H986];&quot;&lt;0&quot;)" office:value-type="float" office:value="-3.90839694656489">
            <text:p>-3.9</text:p>
          </table:table-cell>
          <table:table-cell table:formula="of:=[.L986]/-[.M986]" office:value-type="percentage" office:value="0.480783025568182">
            <text:p>48%</text:p>
          </table:table-cell>
          <table:table-cell table:formula="of:=COUNTIF([.$G$3:.$G986];&quot;&gt;0&quot;)/COUNTIF([.$B$3:.$B986];&quot;&gt;0&quot;)" office:value-type="percentage" office:value="0.6812652068126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oepfer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987]-[.E987]" office:value-type="float" office:value="-5">
            <text:p>-5.00</text:p>
          </table:table-cell>
          <table:table-cell table:formula="of:=SUM([.$H$2:.H987])" office:value-type="float" office:value="-36.84">
            <text:p>-36.84</text:p>
          </table:table-cell>
          <table:table-cell table:formula="of:=SUM([.H$3:.H987])/SUM([.E$3:.E987])" office:value-type="percentage" office:value="-0.0114694894146949">
            <text:p>-1%</text:p>
          </table:table-cell>
          <table:table-cell table:formula="of:=[.O987]-(1-[.O987])/[.N987]" office:value-type="percentage" office:value="0.0150604799954851">
            <text:p>1.5%</text:p>
          </table:table-cell>
          <table:table-cell table:formula="of:=AVERAGEIF([.$H$3:.$H987];&quot;&gt;0&quot;)" office:value-type="float" office:value="1.87909090909091">
            <text:p>1.9</text:p>
          </table:table-cell>
          <table:table-cell table:formula="of:=AVERAGEIF([.$H$3:.$H987];&quot;&lt;0&quot;)" office:value-type="float" office:value="-3.91254752851711">
            <text:p>-3.9</text:p>
          </table:table-cell>
          <table:table-cell table:formula="of:=[.L987]/-[.M987]" office:value-type="percentage" office:value="0.480272992313808">
            <text:p>48%</text:p>
          </table:table-cell>
          <table:table-cell table:formula="of:=COUNTIF([.$G$3:.$G987];&quot;&gt;0&quot;)/COUNTIF([.$B$3:.$B987];&quot;&gt;0&quot;)" office:value-type="percentage" office:value="0.6804374240583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uud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988]-[.E988]" office:value-type="float" office:value="-5">
            <text:p>-5.00</text:p>
          </table:table-cell>
          <table:table-cell table:formula="of:=SUM([.$H$2:.H988])" office:value-type="float" office:value="-41.84">
            <text:p>-41.84</text:p>
          </table:table-cell>
          <table:table-cell table:formula="of:=SUM([.H$3:.H988])/SUM([.E$3:.E988])" office:value-type="percentage" office:value="-0.0130059061237177">
            <text:p>-1%</text:p>
          </table:table-cell>
          <table:table-cell table:formula="of:=[.O988]-(1-[.O988])/[.N988]" office:value-type="percentage" office:value="0.011813002287448">
            <text:p>1.2%</text:p>
          </table:table-cell>
          <table:table-cell table:formula="of:=AVERAGEIF([.$H$3:.$H988];&quot;&gt;0&quot;)" office:value-type="float" office:value="1.87909090909091">
            <text:p>1.9</text:p>
          </table:table-cell>
          <table:table-cell table:formula="of:=AVERAGEIF([.$H$3:.$H988];&quot;&lt;0&quot;)" office:value-type="float" office:value="-3.91666666666667">
            <text:p>-3.9</text:p>
          </table:table-cell>
          <table:table-cell table:formula="of:=[.L988]/-[.M988]" office:value-type="percentage" office:value="0.479767891682785">
            <text:p>48%</text:p>
          </table:table-cell>
          <table:table-cell table:formula="of:=COUNTIF([.$G$3:.$G988];&quot;&gt;0&quot;)/COUNTIF([.$B$3:.$B988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989]-[.E989]" office:value-type="float" office:value="0.18">
            <text:p>0.18</text:p>
          </table:table-cell>
          <table:table-cell table:formula="of:=SUM([.$H$2:.H989])" office:value-type="float" office:value="-41.66">
            <text:p>-41.66</text:p>
          </table:table-cell>
          <table:table-cell table:formula="of:=SUM([.H$3:.H989])/SUM([.E$3:.E989])" office:value-type="percentage" office:value="-0.012941907424666">
            <text:p>-1%</text:p>
          </table:table-cell>
          <table:table-cell table:formula="of:=[.O989]-(1-[.O989])/[.N989]" office:value-type="percentage" office:value="0.0118687815332109">
            <text:p>1.2%</text:p>
          </table:table-cell>
          <table:table-cell table:formula="of:=AVERAGEIF([.$H$3:.$H989];&quot;&gt;0&quot;)" office:value-type="float" office:value="1.87587901701323">
            <text:p>1.9</text:p>
          </table:table-cell>
          <table:table-cell table:formula="of:=AVERAGEIF([.$H$3:.$H989];&quot;&lt;0&quot;)" office:value-type="float" office:value="-3.91666666666667">
            <text:p>-3.9</text:p>
          </table:table-cell>
          <table:table-cell table:formula="of:=[.L989]/-[.M989]" office:value-type="percentage" office:value="0.478947834131038">
            <text:p>48%</text:p>
          </table:table-cell>
          <table:table-cell table:formula="of:=COUNTIF([.$G$3:.$G989];&quot;&gt;0&quot;)/COUNTIF([.$B$3:.$B989];&quot;&gt;0&quot;)" office:value-type="percentage" office:value="0.6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991]-[.E991]" office:value-type="float" office:value="0.32">
            <text:p>0.32</text:p>
          </table:table-cell>
          <table:table-cell table:formula="of:=SUM([.$H$2:.H991])" office:value-type="float" office:value="-41.34">
            <text:p>-41.34</text:p>
          </table:table-cell>
          <table:table-cell table:formula="of:=SUM([.H$3:.H991])/SUM([.E$3:.E991])" office:value-type="percentage" office:value="-0.0128385093167702">
            <text:p>-1%</text:p>
          </table:table-cell>
          <table:table-cell table:formula="of:=[.O991]-(1-[.O991])/[.N991]" office:value-type="percentage" office:value="0.0120191161966604">
            <text:p>1.2%</text:p>
          </table:table-cell>
          <table:table-cell table:formula="of:=AVERAGEIF([.$H$3:.$H991];&quot;&gt;0&quot;)" office:value-type="float" office:value="1.87294339622641">
            <text:p>1.9</text:p>
          </table:table-cell>
          <table:table-cell table:formula="of:=AVERAGEIF([.$H$3:.$H991];&quot;&lt;0&quot;)" office:value-type="float" office:value="-3.91666666666667">
            <text:p>-3.9</text:p>
          </table:table-cell>
          <table:table-cell table:formula="of:=[.L991]/-[.M991]" office:value-type="percentage" office:value="0.478198313930148">
            <text:p>48%</text:p>
          </table:table-cell>
          <table:table-cell table:formula="of:=COUNTIF([.$G$3:.$G991];&quot;&gt;0&quot;)/COUNTIF([.$B$3:.$B991];&quot;&gt;0&quot;)" office:value-type="percentage" office:value="0.68038740920096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8">
            <text:p>8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92]-[.E992]" office:value-type="float" office:value="-8">
            <text:p>-8.00</text:p>
          </table:table-cell>
          <table:table-cell table:formula="of:=SUM([.$H$2:.H992])" office:value-type="float" office:value="-49.34">
            <text:p>-49.34</text:p>
          </table:table-cell>
          <table:table-cell table:formula="of:=SUM([.H$3:.H992])/SUM([.E$3:.E992])" office:value-type="percentage" office:value="-0.0152850061957869">
            <text:p>-2%</text:p>
          </table:table-cell>
          <table:table-cell table:formula="of:=[.O992]-(1-[.O992])/[.N992]" office:value-type="percentage" office:value="0.0068397076865836">
            <text:p>0.7%</text:p>
          </table:table-cell>
          <table:table-cell table:formula="of:=AVERAGEIF([.$H$3:.$H992];&quot;&gt;0&quot;)" office:value-type="float" office:value="1.87294339622641">
            <text:p>1.9</text:p>
          </table:table-cell>
          <table:table-cell table:formula="of:=AVERAGEIF([.$H$3:.$H992];&quot;&lt;0&quot;)" office:value-type="float" office:value="-3.93207547169811">
            <text:p>-3.9</text:p>
          </table:table-cell>
          <table:table-cell table:formula="of:=[.L992]/-[.M992]" office:value-type="percentage" office:value="0.476324376199616">
            <text:p>48%</text:p>
          </table:table-cell>
          <table:table-cell table:formula="of:=COUNTIF([.$G$3:.$G992];&quot;&gt;0&quot;)/COUNTIF([.$B$3:.$B992];&quot;&gt;0&quot;)" office:value-type="percentage" office:value="0.679564691656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93]-[.E993]" office:value-type="float" office:value="2.52">
            <text:p>2.52</text:p>
          </table:table-cell>
          <table:table-cell table:formula="of:=SUM([.$H$2:.H993])" office:value-type="float" office:value="-46.82">
            <text:p>-46.82</text:p>
          </table:table-cell>
          <table:table-cell table:formula="of:=SUM([.H$3:.H993])/SUM([.E$3:.E993])" office:value-type="percentage" office:value="-0.0144774273345702">
            <text:p>-1%</text:p>
          </table:table-cell>
          <table:table-cell table:formula="of:=[.O993]-(1-[.O993])/[.N993]" office:value-type="percentage" office:value="0.00847604778704825">
            <text:p>0.8%</text:p>
          </table:table-cell>
          <table:table-cell table:formula="of:=AVERAGEIF([.$H$3:.$H993];&quot;&gt;0&quot;)" office:value-type="float" office:value="1.87416195856874">
            <text:p>1.9</text:p>
          </table:table-cell>
          <table:table-cell table:formula="of:=AVERAGEIF([.$H$3:.$H993];&quot;&lt;0&quot;)" office:value-type="float" office:value="-3.93207547169811">
            <text:p>-3.9</text:p>
          </table:table-cell>
          <table:table-cell table:formula="of:=[.L993]/-[.M993]" office:value-type="percentage" office:value="0.476634279290514">
            <text:p>48%</text:p>
          </table:table-cell>
          <table:table-cell table:formula="of:=COUNTIF([.$G$3:.$G993];&quot;&gt;0&quot;)/COUNTIF([.$B$3:.$B993];&quot;&gt;0&quot;)" office:value-type="percentage" office:value="0.6799516908212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994]-[.E994]" office:value-type="float" office:value="-1">
            <text:p>-1.00</text:p>
          </table:table-cell>
          <table:table-cell table:formula="of:=SUM([.$H$2:.H994])" office:value-type="float" office:value="-47.82">
            <text:p>-47.82</text:p>
          </table:table-cell>
          <table:table-cell table:formula="of:=SUM([.H$3:.H994])/SUM([.E$3:.E994])" office:value-type="percentage" office:value="-0.0147820710973725">
            <text:p>-1%</text:p>
          </table:table-cell>
          <table:table-cell table:formula="of:=[.O994]-(1-[.O994])/[.N994]" office:value-type="percentage" office:value="0.00782219029134135">
            <text:p>0.8%</text:p>
          </table:table-cell>
          <table:table-cell table:formula="of:=AVERAGEIF([.$H$3:.$H994];&quot;&gt;0&quot;)" office:value-type="float" office:value="1.87416195856874">
            <text:p>1.9</text:p>
          </table:table-cell>
          <table:table-cell table:formula="of:=AVERAGEIF([.$H$3:.$H994];&quot;&lt;0&quot;)" office:value-type="float" office:value="-3.92105263157895">
            <text:p>-3.9</text:p>
          </table:table-cell>
          <table:table-cell table:formula="of:=[.L994]/-[.M994]" office:value-type="percentage" office:value="0.47797419077592">
            <text:p>48%</text:p>
          </table:table-cell>
          <table:table-cell table:formula="of:=COUNTIF([.$G$3:.$G994];&quot;&gt;0&quot;)/COUNTIF([.$B$3:.$B994];&quot;&gt;0&quot;)" office:value-type="percentage" office:value="0.679131483715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0">
            <text:p>0.00</text:p>
          </table:table-cell>
          <table:table-cell table:formula="of:=[.G995]-[.E995]" office:value-type="float" office:value="-7">
            <text:p>-7.00</text:p>
          </table:table-cell>
          <table:table-cell table:formula="of:=SUM([.$H$2:.H995])" office:value-type="float" office:value="-54.82">
            <text:p>-54.82</text:p>
          </table:table-cell>
          <table:table-cell table:formula="of:=SUM([.H$3:.H995])/SUM([.E$3:.E995])" office:value-type="percentage" office:value="-0.0169093152375077">
            <text:p>-2%</text:p>
          </table:table-cell>
          <table:table-cell table:formula="of:=[.O995]-(1-[.O995])/[.N995]" office:value-type="percentage" office:value="0.0033127626969216">
            <text:p>0.3%</text:p>
          </table:table-cell>
          <table:table-cell table:formula="of:=AVERAGEIF([.$H$3:.$H995];&quot;&gt;0&quot;)" office:value-type="float" office:value="1.87416195856874">
            <text:p>1.9</text:p>
          </table:table-cell>
          <table:table-cell table:formula="of:=AVERAGEIF([.$H$3:.$H995];&quot;&lt;0&quot;)" office:value-type="float" office:value="-3.93258426966292">
            <text:p>-3.9</text:p>
          </table:table-cell>
          <table:table-cell table:formula="of:=[.L995]/-[.M995]" office:value-type="percentage" office:value="0.476572612321765">
            <text:p>48%</text:p>
          </table:table-cell>
          <table:table-cell table:formula="of:=COUNTIF([.$G$3:.$G995];&quot;&gt;0&quot;)/COUNTIF([.$B$3:.$B995];&quot;&gt;0&quot;)" office:value-type="percentage" office:value="0.6783132530120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formula="of:=[.G996]-[.E996]" office:value-type="float" office:value="0.35">
            <text:p>0.35</text:p>
          </table:table-cell>
          <table:table-cell table:formula="of:=SUM([.$H$2:.H996])" office:value-type="float" office:value="-54.47">
            <text:p>-54.47</text:p>
          </table:table-cell>
          <table:table-cell table:formula="of:=SUM([.H$3:.H996])/SUM([.E$3:.E996])" office:value-type="percentage" office:value="-0.0167961763798951">
            <text:p>-2%</text:p>
          </table:table-cell>
          <table:table-cell table:formula="of:=[.O996]-(1-[.O996])/[.N996]" office:value-type="percentage" office:value="0.00347995975222204">
            <text:p>0.3%</text:p>
          </table:table-cell>
          <table:table-cell table:formula="of:=AVERAGEIF([.$H$3:.$H996];&quot;&gt;0&quot;)" office:value-type="float" office:value="1.8712969924812">
            <text:p>1.9</text:p>
          </table:table-cell>
          <table:table-cell table:formula="of:=AVERAGEIF([.$H$3:.$H996];&quot;&lt;0&quot;)" office:value-type="float" office:value="-3.93258426966292">
            <text:p>-3.9</text:p>
          </table:table-cell>
          <table:table-cell table:formula="of:=[.L996]/-[.M996]" office:value-type="percentage" office:value="0.475844092373791">
            <text:p>48%</text:p>
          </table:table-cell>
          <table:table-cell table:formula="of:=COUNTIF([.$G$3:.$G996];&quot;&gt;0&quot;)/COUNTIF([.$B$3:.$B996];&quot;&gt;0&quot;)" office:value-type="percentage" office:value="0.678700361010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0">
            <text:p>0.00</text:p>
          </table:table-cell>
          <table:table-cell table:formula="of:=[.G997]-[.E997]" office:value-type="float" office:value="-2">
            <text:p>-2.00</text:p>
          </table:table-cell>
          <table:table-cell table:formula="of:=SUM([.$H$2:.H997])" office:value-type="float" office:value="-56.47">
            <text:p>-56.47</text:p>
          </table:table-cell>
          <table:table-cell table:formula="of:=SUM([.H$3:.H997])/SUM([.E$3:.E997])" office:value-type="percentage" office:value="-0.017402157164869">
            <text:p>-2%</text:p>
          </table:table-cell>
          <table:table-cell table:formula="of:=[.O997]-(1-[.O997])/[.N997]" office:value-type="percentage" office:value="0.00219118884490577">
            <text:p>0.2%</text:p>
          </table:table-cell>
          <table:table-cell table:formula="of:=AVERAGEIF([.$H$3:.$H997];&quot;&gt;0&quot;)" office:value-type="float" office:value="1.8712969924812">
            <text:p>1.9</text:p>
          </table:table-cell>
          <table:table-cell table:formula="of:=AVERAGEIF([.$H$3:.$H997];&quot;&lt;0&quot;)" office:value-type="float" office:value="-3.92537313432836">
            <text:p>-3.9</text:p>
          </table:table-cell>
          <table:table-cell table:formula="of:=[.L997]/-[.M997]" office:value-type="percentage" office:value="0.476718245232854">
            <text:p>48%</text:p>
          </table:table-cell>
          <table:table-cell table:formula="of:=COUNTIF([.$G$3:.$G997];&quot;&gt;0&quot;)/COUNTIF([.$B$3:.$B997];&quot;&gt;0&quot;)" office:value-type="percentage" office:value="0.6778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998]-[.E998]" office:value-type="float" office:value="0.36">
            <text:p>0.36</text:p>
          </table:table-cell>
          <table:table-cell table:formula="of:=SUM([.$H$2:.H998])" office:value-type="float" office:value="-56.11">
            <text:p>-56.11</text:p>
          </table:table-cell>
          <table:table-cell table:formula="of:=SUM([.H$3:.H998])/SUM([.E$3:.E998])" office:value-type="percentage" office:value="-0.0172805666769325">
            <text:p>-2%</text:p>
          </table:table-cell>
          <table:table-cell table:formula="of:=[.O998]-(1-[.O998])/[.N998]" office:value-type="percentage" office:value="0.00236488172873062">
            <text:p>0.2%</text:p>
          </table:table-cell>
          <table:table-cell table:formula="of:=AVERAGEIF([.$H$3:.$H998];&quot;&gt;0&quot;)" office:value-type="float" office:value="1.86846153846154">
            <text:p>1.9</text:p>
          </table:table-cell>
          <table:table-cell table:formula="of:=AVERAGEIF([.$H$3:.$H998];&quot;&lt;0&quot;)" office:value-type="float" office:value="-3.92537313432836">
            <text:p>-3.9</text:p>
          </table:table-cell>
          <table:table-cell table:formula="of:=[.L998]/-[.M998]" office:value-type="percentage" office:value="0.475995905235449">
            <text:p>48%</text:p>
          </table:table-cell>
          <table:table-cell table:formula="of:=COUNTIF([.$G$3:.$G998];&quot;&gt;0&quot;)/COUNTIF([.$B$3:.$B998];&quot;&gt;0&quot;)" office:value-type="percentage" office:value="0.6782713085234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999]-[.E999]" office:value-type="float" office:value="0.64">
            <text:p>0.64</text:p>
          </table:table-cell>
          <table:table-cell table:formula="of:=SUM([.$H$2:.H999])" office:value-type="float" office:value="-55.47">
            <text:p>-55.47</text:p>
          </table:table-cell>
          <table:table-cell table:formula="of:=SUM([.H$3:.H999])/SUM([.E$3:.E999])" office:value-type="percentage" office:value="-0.017072945521699">
            <text:p>-2%</text:p>
          </table:table-cell>
          <table:table-cell table:formula="of:=[.O999]-(1-[.O999])/[.N999]" office:value-type="percentage" office:value="0.00272886965732688">
            <text:p>0.3%</text:p>
          </table:table-cell>
          <table:table-cell table:formula="of:=AVERAGEIF([.$H$3:.$H999];&quot;&gt;0&quot;)" office:value-type="float" office:value="1.86616104868914">
            <text:p>1.9</text:p>
          </table:table-cell>
          <table:table-cell table:formula="of:=AVERAGEIF([.$H$3:.$H999];&quot;&lt;0&quot;)" office:value-type="float" office:value="-3.92537313432836">
            <text:p>-3.9</text:p>
          </table:table-cell>
          <table:table-cell table:formula="of:=[.L999]/-[.M999]" office:value-type="percentage" office:value="0.475409848905598">
            <text:p>48%</text:p>
          </table:table-cell>
          <table:table-cell table:formula="of:=COUNTIF([.$G$3:.$G999];&quot;&gt;0&quot;)/COUNTIF([.$B$3:.$B999];&quot;&gt;0&quot;)" office:value-type="percentage" office:value="0.6786570743405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00]-[.E1000]" office:value-type="float" office:value="-4">
            <text:p>-4.00</text:p>
          </table:table-cell>
          <table:table-cell table:formula="of:=SUM([.$H$2:.H1000])" office:value-type="float" office:value="-59.47">
            <text:p>-59.47</text:p>
          </table:table-cell>
          <table:table-cell table:formula="of:=SUM([.H$3:.H1000])/SUM([.E$3:.E1000])" office:value-type="percentage" office:value="-0.0182815862280971">
            <text:p>-2%</text:p>
          </table:table-cell>
          <table:table-cell table:formula="of:=[.O1000]-(1-[.O1000])/[.N1000]" office:value-type="percentage" office:value="0.000158610257833924">
            <text:p>0.0%</text:p>
          </table:table-cell>
          <table:table-cell table:formula="of:=AVERAGEIF([.$H$3:.$H1000];&quot;&gt;0&quot;)" office:value-type="float" office:value="1.86616104868914">
            <text:p>1.9</text:p>
          </table:table-cell>
          <table:table-cell table:formula="of:=AVERAGEIF([.$H$3:.$H1000];&quot;&lt;0&quot;)" office:value-type="float" office:value="-3.92565055762082">
            <text:p>-3.9</text:p>
          </table:table-cell>
          <table:table-cell table:formula="of:=[.L1000]/-[.M1000]" office:value-type="percentage" office:value="0.475376251986153">
            <text:p>48%</text:p>
          </table:table-cell>
          <table:table-cell table:formula="of:=COUNTIF([.$G$3:.$G1000];&quot;&gt;0&quot;)/COUNTIF([.$B$3:.$B1000];&quot;&gt;0&quot;)" office:value-type="percentage" office:value="0.677844311377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lajovic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office:value-type="float" office:value="3.69">
            <text:p>3.69</text:p>
          </table:table-cell>
          <table:table-cell table:formula="of:=[.G1001]-[.E1001]" office:value-type="float" office:value="0.69">
            <text:p>0.69</text:p>
          </table:table-cell>
          <table:table-cell table:formula="of:=SUM([.$H$2:.H1001])" office:value-type="float" office:value="-58.78">
            <text:p>-58.78</text:p>
          </table:table-cell>
          <table:table-cell table:formula="of:=SUM([.H$3:.H1001])/SUM([.E$3:.E1001])" office:value-type="percentage" office:value="-0.0180528255528255">
            <text:p>-2%</text:p>
          </table:table-cell>
          <table:table-cell table:formula="of:=[.O1001]-(1-[.O1001])/[.N1001]" office:value-type="percentage" office:value="0.000556259319568264">
            <text:p>0.1%</text:p>
          </table:table-cell>
          <table:table-cell table:formula="of:=AVERAGEIF([.$H$3:.$H1001];&quot;&gt;0&quot;)" office:value-type="float" office:value="1.86396261682243">
            <text:p>1.9</text:p>
          </table:table-cell>
          <table:table-cell table:formula="of:=AVERAGEIF([.$H$3:.$H1001];&quot;&lt;0&quot;)" office:value-type="float" office:value="-3.92565055762082">
            <text:p>-3.9</text:p>
          </table:table-cell>
          <table:table-cell table:formula="of:=[.L1001]/-[.M1001]" office:value-type="percentage" office:value="0.474816234777683">
            <text:p>47%</text:p>
          </table:table-cell>
          <table:table-cell table:formula="of:=COUNTIF([.$G$3:.$G1001];&quot;&gt;0&quot;)/COUNTIF([.$B$3:.$B1001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fognini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002]-[.E1002]" office:value-type="float" office:value="1.2">
            <text:p>1.20</text:p>
          </table:table-cell>
          <table:table-cell table:formula="of:=SUM([.$H2:.$H1002])" office:value-type="float" office:value="-57.58">
            <text:p>-57.58</text:p>
          </table:table-cell>
          <table:table-cell table:formula="of:=SUM([.H3:.H1002])/SUM([.E3:.E1002])" office:value-type="percentage" office:value="-0.0176734192756292">
            <text:p>-2%</text:p>
          </table:table-cell>
          <table:table-cell table:formula="of:=[.O1002]-(1-[.O1002])/[.N1002]" office:value-type="percentage" office:value="0.00130021443438544">
            <text:p>0.1%</text:p>
          </table:table-cell>
          <table:table-cell table:formula="of:=AVERAGEIF([.$H3:.$H1002];&quot;&gt;0&quot;)" office:value-type="float" office:value="1.86272388059701">
            <text:p>1.9</text:p>
          </table:table-cell>
          <table:table-cell table:formula="of:=AVERAGEIF([.$H3:.$H1002];&quot;&lt;0&quot;)" office:value-type="float" office:value="-3.92565055762082">
            <text:p>-3.9</text:p>
          </table:table-cell>
          <table:table-cell table:formula="of:=[.L1002]/-[.M1002]" office:value-type="percentage" office:value="0.474500685492989">
            <text:p>47%</text:p>
          </table:table-cell>
          <table:table-cell table:formula="of:=COUNTIF([.$G3:.$G1002];&quot;&gt;0&quot;)/COUNTIF([.$B3:.$B1002];&quot;&gt;0&quot;)" office:value-type="percentage" office:value="0.6786140979689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bedene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004]-[.E1004]" office:value-type="float" office:value="-5">
            <text:p>-5.00</text:p>
          </table:table-cell>
          <table:table-cell table:formula="of:=SUM([.$H4:.$H1004])" office:value-type="float" office:value="-57.58">
            <text:p>-57.58</text:p>
          </table:table-cell>
          <table:table-cell table:formula="of:=SUM([.H5:.H1004])/SUM([.E5:.E1004])" office:value-type="percentage" office:value="-0.0189302182600676">
            <text:p>-2%</text:p>
          </table:table-cell>
          <table:table-cell table:formula="of:=[.O1004]-(1-[.O1004])/[.N1004]" office:value-type="percentage" office:value="-0.0013518735982192">
            <text:p>-0.1%</text:p>
          </table:table-cell>
          <table:table-cell table:formula="of:=AVERAGEIF([.$H5:.$H1004];&quot;&gt;0&quot;)" office:value-type="float" office:value="1.85872897196262">
            <text:p>1.9</text:p>
          </table:table-cell>
          <table:table-cell table:formula="of:=AVERAGEIF([.$H5:.$H1004];&quot;&lt;0&quot;)" office:value-type="float" office:value="-3.92565055762082">
            <text:p>-3.9</text:p>
          </table:table-cell>
          <table:table-cell table:formula="of:=[.L1004]/-[.M1004]" office:value-type="percentage" office:value="0.473483043047295">
            <text:p>47%</text:p>
          </table:table-cell>
          <table:table-cell table:formula="of:=COUNTIF([.$G5:.$G1004];&quot;&gt;0&quot;)/COUNTIF([.$B5:.$B1004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1005]-[.E1005]" office:value-type="float" office:value="0.0499999999999998">
            <text:p>0.05</text:p>
          </table:table-cell>
          <table:table-cell table:formula="of:=SUM([.$H5:.$H1005])" office:value-type="float" office:value="-61.5299999999999">
            <text:p>-61.53</text:p>
          </table:table-cell>
          <table:table-cell table:formula="of:=SUM([.H6:.H1005])/SUM([.E6:.E1005])" office:value-type="percentage" office:value="-0.0201142680667078">
            <text:p>-2%</text:p>
          </table:table-cell>
          <table:table-cell table:formula="of:=[.O1005]-(1-[.O1005])/[.N1005]" office:value-type="percentage" office:value="-0.00378661727022311">
            <text:p>-0.4%</text:p>
          </table:table-cell>
          <table:table-cell table:formula="of:=AVERAGEIF([.$H6:.$H1005];&quot;&gt;0&quot;)" office:value-type="float" office:value="1.85209345794392">
            <text:p>1.9</text:p>
          </table:table-cell>
          <table:table-cell table:formula="of:=AVERAGEIF([.$H6:.$H1005];&quot;&lt;0&quot;)" office:value-type="float" office:value="-3.92565055762082">
            <text:p>-3.9</text:p>
          </table:table-cell>
          <table:table-cell table:formula="of:=[.L1005]/-[.M1005]" office:value-type="percentage" office:value="0.471792746389125">
            <text:p>47%</text:p>
          </table:table-cell>
          <table:table-cell table:formula="of:=COUNTIF([.$G6:.$G1005];&quot;&gt;0&quot;)/COUNTIF([.$B6:.$B1005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office:value-type="float" office:value="5">
            <text:p>5.00</text:p>
          </table:table-cell>
          <table:table-cell table:formula="of:=[.G1006]-[.E1006]" office:value-type="float" office:value="1">
            <text:p>1.00</text:p>
          </table:table-cell>
          <table:table-cell table:formula="of:=SUM([.$H6:.$H1006])" office:value-type="float" office:value="-64.1299999999999">
            <text:p>-64.13</text:p>
          </table:table-cell>
          <table:table-cell table:formula="of:=SUM([.H7:.H1006])/SUM([.E7:.E1006])" office:value-type="percentage" office:value="-0.0214334260117392">
            <text:p>-2%</text:p>
          </table:table-cell>
          <table:table-cell table:formula="of:=[.O1006]-(1-[.O1006])/[.N1006]" office:value-type="percentage" office:value="-0.00672449527791941">
            <text:p>-0.7%</text:p>
          </table:table-cell>
          <table:table-cell table:formula="of:=AVERAGEIF([.$H7:.$H1006];&quot;&gt;0&quot;)" office:value-type="float" office:value="1.84414953271028">
            <text:p>1.8</text:p>
          </table:table-cell>
          <table:table-cell table:formula="of:=AVERAGEIF([.$H7:.$H1006];&quot;&lt;0&quot;)" office:value-type="float" office:value="-3.92565055762082">
            <text:p>-3.9</text:p>
          </table:table-cell>
          <table:table-cell table:formula="of:=[.L1006]/-[.M1006]" office:value-type="percentage" office:value="0.469769151798357">
            <text:p>47%</text:p>
          </table:table-cell>
          <table:table-cell table:formula="of:=COUNTIF([.$G7:.$G1006];&quot;&gt;0&quot;)/COUNTIF([.$B7:.$B1006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7">
            <text:p>7</text:p>
          </table:table-cell>
          <table:table-cell office:value-type="float" office:value="1.13">
            <text:p>1.13</text:p>
          </table:table-cell>
          <table:table-cell office:value-type="float" office:value="7.91">
            <text:p>7.91</text:p>
          </table:table-cell>
          <table:table-cell table:formula="of:=[.G1007]-[.E1007]" office:value-type="float" office:value="0.91">
            <text:p>0.91</text:p>
          </table:table-cell>
          <table:table-cell table:formula="of:=SUM([.$H7:.$H1007])" office:value-type="float" office:value="-68.4699999999999">
            <text:p>-68.47</text:p>
          </table:table-cell>
          <table:table-cell table:formula="of:=SUM([.H8:.H1007])/SUM([.E8:.E1007])" office:value-type="percentage" office:value="-0.0248356079404466">
            <text:p>-2%</text:p>
          </table:table-cell>
          <table:table-cell table:formula="of:=[.O1007]-(1-[.O1007])/[.N1007]" office:value-type="percentage" office:value="-0.0142272464733313">
            <text:p>-1.4%</text:p>
          </table:table-cell>
          <table:table-cell table:formula="of:=AVERAGEIF([.$H8:.$H1007];&quot;&gt;0&quot;)" office:value-type="float" office:value="1.82416822429906">
            <text:p>1.8</text:p>
          </table:table-cell>
          <table:table-cell table:formula="of:=AVERAGEIF([.$H8:.$H1007];&quot;&lt;0&quot;)" office:value-type="float" office:value="-3.92565055762082">
            <text:p>-3.9</text:p>
          </table:table-cell>
          <table:table-cell table:formula="of:=[.L1007]/-[.M1007]" office:value-type="percentage" office:value="0.464679216227697">
            <text:p>46%</text:p>
          </table:table-cell>
          <table:table-cell table:formula="of:=COUNTIF([.$G8:.$G1007];&quot;&gt;0&quot;)/COUNTIF([.$B8:.$B1007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1008]-[.E1008]" office:value-type="float" office:value="0.8">
            <text:p>0.80</text:p>
          </table:table-cell>
          <table:table-cell table:formula="of:=SUM([.$H8:.$H1008])" office:value-type="float" office:value="-79.27">
            <text:p>-79.27</text:p>
          </table:table-cell>
          <table:table-cell table:formula="of:=SUM([.H9:.H1008])/SUM([.E9:.E1008])" office:value-type="percentage" office:value="-0.0184872114784778">
            <text:p>-2%</text:p>
          </table:table-cell>
          <table:table-cell table:formula="of:=[.O1008]-(1-[.O1008])/[.N1008]" office:value-type="percentage" office:value="-0.000628696759233605">
            <text:p>-0.1%</text:p>
          </table:table-cell>
          <table:table-cell table:formula="of:=AVERAGEIF([.$H9:.$H1008];&quot;&gt;0&quot;)" office:value-type="float" office:value="1.82225746268657">
            <text:p>1.8</text:p>
          </table:table-cell>
          <table:table-cell table:formula="of:=AVERAGEIF([.$H9:.$H1008];&quot;&lt;0&quot;)" office:value-type="float" office:value="-3.86567164179104">
            <text:p>-3.9</text:p>
          </table:table-cell>
          <table:table-cell table:formula="of:=[.L1008]/-[.M1008]" office:value-type="percentage" office:value="0.471394787644787">
            <text:p>47%</text:p>
          </table:table-cell>
          <table:table-cell table:formula="of:=COUNTIF([.$G9:.$G1008];&quot;&gt;0&quot;)/COUNTIF([.$B9:.$B1008];&quot;&gt;0&quot;)" office:value-type="percentage" office:value="0.6794258373205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8">
            <text:p>8</text:p>
          </table:table-cell>
          <table:table-cell office:value-type="float" office:value="1.11">
            <text:p>1.11</text:p>
          </table:table-cell>
          <table:table-cell office:value-type="float" office:value="8.88">
            <text:p>8.88</text:p>
          </table:table-cell>
          <table:table-cell table:formula="of:=[.G1009]-[.E1009]" office:value-type="float" office:value="0.880000000000001">
            <text:p>0.88</text:p>
          </table:table-cell>
          <table:table-cell table:formula="of:=SUM([.$H9:.$H1009])" office:value-type="float" office:value="-58.3899999999999">
            <text:p>-58.39</text:p>
          </table:table-cell>
          <table:table-cell table:formula="of:=SUM([.H10:.H1009])/SUM([.E10:.E1009])" office:value-type="percentage" office:value="-0.0196759114989093">
            <text:p>-2%</text:p>
          </table:table-cell>
          <table:table-cell table:formula="of:=[.O1009]-(1-[.O1009])/[.N1009]" office:value-type="percentage" office:value="-0.00333392777591512">
            <text:p>-0.3%</text:p>
          </table:table-cell>
          <table:table-cell table:formula="of:=AVERAGEIF([.$H10:.$H1009];&quot;&gt;0&quot;)" office:value-type="float" office:value="1.81503731343284">
            <text:p>1.8</text:p>
          </table:table-cell>
          <table:table-cell table:formula="of:=AVERAGEIF([.$H10:.$H1009];&quot;&lt;0&quot;)" office:value-type="float" office:value="-3.86567164179104">
            <text:p>-3.9</text:p>
          </table:table-cell>
          <table:table-cell table:formula="of:=[.L1009]/-[.M1009]" office:value-type="percentage" office:value="0.469527027027027">
            <text:p>47%</text:p>
          </table:table-cell>
          <table:table-cell table:formula="of:=COUNTIF([.$G10:.$G1009];&quot;&gt;0&quot;)/COUNTIF([.$B10:.$B1009];&quot;&gt;0&quot;)" office:value-type="percentage" office:value="0.6794258373205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10]-[.E1010]" office:value-type="float" office:value="0.34">
            <text:p>0.34</text:p>
          </table:table-cell>
          <table:table-cell table:formula="of:=SUM([.$H10:.$H1010])" office:value-type="float" office:value="-62.7999999999999">
            <text:p>-62.80</text:p>
          </table:table-cell>
          <table:table-cell table:formula="of:=SUM([.H11:.H1010])/SUM([.E11:.E1010])" office:value-type="percentage" office:value="-0.0220904836193447">
            <text:p>-2%</text:p>
          </table:table-cell>
          <table:table-cell table:formula="of:=[.O1010]-(1-[.O1010])/[.N1010]" office:value-type="percentage" office:value="-0.00875243150637417">
            <text:p>-0.9%</text:p>
          </table:table-cell>
          <table:table-cell table:formula="of:=AVERAGEIF([.$H11:.$H1010];&quot;&gt;0&quot;)" office:value-type="float" office:value="1.80074626865672">
            <text:p>1.8</text:p>
          </table:table-cell>
          <table:table-cell table:formula="of:=AVERAGEIF([.$H11:.$H1010];&quot;&lt;0&quot;)" office:value-type="float" office:value="-3.86567164179104">
            <text:p>-3.9</text:p>
          </table:table-cell>
          <table:table-cell table:formula="of:=[.L1010]/-[.M1010]" office:value-type="percentage" office:value="0.465830115830116">
            <text:p>47%</text:p>
          </table:table-cell>
          <table:table-cell table:formula="of:=COUNTIF([.$G11:.$G1010];&quot;&gt;0&quot;)/COUNTIF([.$B11:.$B1010];&quot;&gt;0&quot;)" office:value-type="percentage" office:value="0.6794258373205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1011]-[.E1011]" office:value-type="float" office:value="0.72">
            <text:p>0.72</text:p>
          </table:table-cell>
          <table:table-cell table:formula="of:=SUM([.$H11:.$H1011])" office:value-type="float" office:value="-70.0799999999999">
            <text:p>-70.08</text:p>
          </table:table-cell>
          <table:table-cell table:formula="of:=SUM([.H12:.H1011])/SUM([.E12:.E1011])" office:value-type="percentage" office:value="-0.0232771535580524">
            <text:p>-2%</text:p>
          </table:table-cell>
          <table:table-cell table:formula="of:=[.O1011]-(1-[.O1011])/[.N1011]" office:value-type="percentage" office:value="-0.0114581312589962">
            <text:p>-1.1%</text:p>
          </table:table-cell>
          <table:table-cell table:formula="of:=AVERAGEIF([.$H12:.$H1011];&quot;&gt;0&quot;)" office:value-type="float" office:value="1.79369402985075">
            <text:p>1.8</text:p>
          </table:table-cell>
          <table:table-cell table:formula="of:=AVERAGEIF([.$H12:.$H1011];&quot;&lt;0&quot;)" office:value-type="float" office:value="-3.86567164179104">
            <text:p>-3.9</text:p>
          </table:table-cell>
          <table:table-cell table:formula="of:=[.L1011]/-[.M1011]" office:value-type="percentage" office:value="0.464005791505791">
            <text:p>46%</text:p>
          </table:table-cell>
          <table:table-cell table:formula="of:=COUNTIF([.$G12:.$G1011];&quot;&gt;0&quot;)/COUNTIF([.$B12:.$B1011];&quot;&gt;0&quot;)" office:value-type="percentage" office:value="0.6794258373205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12]-[.E1012]" office:value-type="float" office:value="0.04">
            <text:p>0.04</text:p>
          </table:table-cell>
          <table:table-cell table:formula="of:=SUM([.$H12:.$H1012])" office:value-type="float" office:value="-74.5399999999999">
            <text:p>-74.54</text:p>
          </table:table-cell>
          <table:table-cell table:formula="of:=SUM([.H13:.H1012])/SUM([.E13:.E1012])" office:value-type="percentage" office:value="-0.0287139272271016">
            <text:p>-3%</text:p>
          </table:table-cell>
          <table:table-cell table:formula="of:=[.O1012]-(1-[.O1012])/[.N1012]" office:value-type="percentage" office:value="-0.0238645773838817">
            <text:p>-2.4%</text:p>
          </table:table-cell>
          <table:table-cell table:formula="of:=AVERAGEIF([.$H13:.$H1012];&quot;&gt;0&quot;)" office:value-type="float" office:value="1.76205223880597">
            <text:p>1.8</text:p>
          </table:table-cell>
          <table:table-cell table:formula="of:=AVERAGEIF([.$H13:.$H1012];&quot;&lt;0&quot;)" office:value-type="float" office:value="-3.86567164179104">
            <text:p>-3.9</text:p>
          </table:table-cell>
          <table:table-cell table:formula="of:=[.L1012]/-[.M1012]" office:value-type="percentage" office:value="0.455820463320463">
            <text:p>46%</text:p>
          </table:table-cell>
          <table:table-cell table:formula="of:=COUNTIF([.$G13:.$G1012];&quot;&gt;0&quot;)/COUNTIF([.$B13:.$B1012];&quot;&gt;0&quot;)" office:value-type="percentage" office:value="0.67942583732057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1014]-[.E1014]" office:value-type="float" office:value="0.4">
            <text:p>0.40</text:p>
          </table:table-cell>
          <table:table-cell table:formula="of:=SUM([.$H14:.$H1014])" office:value-type="float" office:value="-100.74">
            <text:p>-100.74</text:p>
          </table:table-cell>
          <table:table-cell table:formula="of:=SUM([.H15:.H1014])/SUM([.E15:.E1014])" office:value-type="percentage" office:value="-0.0302591656131479">
            <text:p>-3%</text:p>
          </table:table-cell>
          <table:table-cell table:formula="of:=[.O1014]-(1-[.O1014])/[.N1014]" office:value-type="percentage" office:value="-0.0273878434777688">
            <text:p>-2.7%</text:p>
          </table:table-cell>
          <table:table-cell table:formula="of:=AVERAGEIF([.$H15:.$H1014];&quot;&gt;0&quot;)" office:value-type="float" office:value="1.74488805970149">
            <text:p>1.7</text:p>
          </table:table-cell>
          <table:table-cell table:formula="of:=AVERAGEIF([.$H15:.$H1014];&quot;&lt;0&quot;)" office:value-type="float" office:value="-3.86142322097378">
            <text:p>-3.9</text:p>
          </table:table-cell>
          <table:table-cell table:formula="of:=[.L1014]/-[.M1014]" office:value-type="percentage" office:value="0.451876927197186">
            <text:p>45%</text:p>
          </table:table-cell>
          <table:table-cell table:formula="of:=COUNTIF([.$G15:.$G1014];&quot;&gt;0&quot;)/COUNTIF([.$B15:.$B1014];&quot;&gt;0&quot;)" office:value-type="percentage" office:value="0.6802395209580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fucsovics</text:p>
          </table:table-cell>
          <table:table-cell office:value-type="float" office:value="5">
            <text:p>5</text:p>
          </table:table-cell>
          <table:table-cell office:value-type="float" office:value="1.7">
            <text:p>1.70</text:p>
          </table:table-cell>
          <table:table-cell office:value-type="float" office:value="8.5">
            <text:p>8.50</text:p>
          </table:table-cell>
          <table:table-cell table:formula="of:=[.G1015]-[.E1015]" office:value-type="float" office:value="3.5">
            <text:p>3.50</text:p>
          </table:table-cell>
          <table:table-cell table:formula="of:=SUM([.$H15:.$H1015])" office:value-type="float" office:value="-92.2399999999999">
            <text:p>-92.24</text:p>
          </table:table-cell>
          <table:table-cell table:formula="of:=SUM([.H16:.H1015])/SUM([.E16:.E1015])" office:value-type="percentage" office:value="-0.0291069738087725">
            <text:p>-3%</text:p>
          </table:table-cell>
          <table:table-cell table:formula="of:=[.O1015]-(1-[.O1015])/[.N1015]" office:value-type="percentage" office:value="-0.024837508340943">
            <text:p>-2.5%</text:p>
          </table:table-cell>
          <table:table-cell table:formula="of:=AVERAGEIF([.$H16:.$H1015];&quot;&gt;0&quot;)" office:value-type="float" office:value="1.74815642458101">
            <text:p>1.7</text:p>
          </table:table-cell>
          <table:table-cell table:formula="of:=AVERAGEIF([.$H16:.$H1015];&quot;&lt;0&quot;)" office:value-type="float" office:value="-3.86142322097378">
            <text:p>-3.9</text:p>
          </table:table-cell>
          <table:table-cell table:formula="of:=[.L1015]/-[.M1015]" office:value-type="percentage" office:value="0.452723341768311">
            <text:p>45%</text:p>
          </table:table-cell>
          <table:table-cell table:formula="of:=COUNTIF([.$G16:.$G1015];&quot;&gt;0&quot;)/COUNTIF([.$B16:.$B1015];&quot;&gt;0&quot;)" office:value-type="percentage" office:value="0.680622009569378">
            <text:p>68%</text:p>
          </table:table-cell>
          <table:table-cell table:number-columns-repeated="1009"/>
        </table:table-row>
        <table:table-row table:style-name="ro1" table:number-rows-repeated="1047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>
            <text:p>date</text:p>
          </table:table-cell>
          <table:table-cell table:style-name="ce32" office:value-type="string">
            <text:p>no bets</text:p>
          </table:table-cell>
          <table:table-cell table:style-name="ce32" office:value-type="string">
            <text:p>wager</text:p>
          </table:table-cell>
          <table:table-cell table:style-name="ce32" office:value-type="string">
            <text:p>wins</text:p>
          </table:table-cell>
          <table:table-cell table:style-name="ce33" office:value-type="string">
            <text:p>losses</text:p>
          </table:table-cell>
          <table:table-cell table:style-name="ce35" office:value-type="string">
            <text:p>net</text:p>
          </table:table-cell>
          <table:table-cell table:style-name="ce32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3" office:value-type="string">
            <text:p>avg bet</text:p>
          </table:table-cell>
          <table:table-cell table:style-name="ce33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2" office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>
            <text:p>2019-07-24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>
            <text:p>2019-07-25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>
            <text:p>2019-07-26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>
            <text:p>2019-07-28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>
            <text:p>2019-07-30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>
            <text:p>2019-07-31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>
            <text:p>2019-08-01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>
            <text:p>2019-08-02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>
            <text:p>2019-08-03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>
            <text:p>2019-08-05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>
            <text:p>2019-08-06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>
            <text:p>2019-08-07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>
            <text:p>2019-08-08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>
            <text:p>2019-08-0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>
            <text:p>2019-08-11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>
            <text:p>2019-08-13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>
            <text:p>2019-08-15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>
            <text:p>2019-08-16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>
            <text:p>2019-08-17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>
            <text:p>2019-08-18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>
            <text:p>2019-08-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>
            <text:p>2019-08-20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>
            <text:p>2019-08-21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>
            <text:p>2019-08-22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>
            <text:p>2019-08-23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>
            <text:p>2019-08-26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>
            <text:p>2019-08-27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>
            <text:p>2019-08-2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>
            <text:p>2019-08-30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>
            <text:p>2019-09-02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>
            <text:p>2019-09-03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>
            <text:p>2019-09-05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>
            <text:p>2019-09-06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>
            <text:p>2019-09-16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>
            <text:p>2019-09-17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>
            <text:p>2019-09-18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>
            <text:p>2019-09-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>
            <text:p>2019-09-20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>
            <text:p>2019-09-21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>
            <text:p>2019-09-22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>
            <text:p>2019-09-23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>
            <text:p>2019-09-24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>
            <text:p>2019-09-25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>
            <text:p>2019-09-26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>
            <text:p>2019-09-27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>
            <text:p>2019-09-2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>
            <text:p>2019-09-30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>
            <text:p>2019-10-01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>
            <text:p>2019-10-02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>
            <text:p>2019-10-03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>
            <text:p>2019-10-04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>
            <text:p>2019-10-05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>
            <text:p>2019-10-06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>
            <text:p>2019-10-07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>
            <text:p>2019-10-08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>
            <text:p>2019-10-0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>
            <text:p>2019-10-10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>
            <text:p>2019-10-11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>
            <text:p>2019-10-12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>
            <text:p>2019-10-13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>
            <text:p>2019-10-14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>
            <text:p>2019-10-15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>
            <text:p>2019-10-16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>
            <text:p>2019-10-17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>
            <text:p>2019-10-18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>
            <text:p>2019-10-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>
            <text:p>2019-10-20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>
            <text:p>2019-10-21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>
            <text:p>2019-10-22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>
            <text:p>2019-10-23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>
            <text:p>2019-10-24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>
            <text:p>2019-10-25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>
            <text:p>2019-10-26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>
            <text:p>2019-10-27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>
            <text:p>2019-10-28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>
            <text:p>2019-10-2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>
            <text:p>2019-10-30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>
            <text:p>2019-10-31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>
            <text:p>2019-11-01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>
            <text:p>2019-11-02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>
            <text:p>2019-11-03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>
            <text:p>2020-01-03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>
            <text:p>2020-01-04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>
            <text:p>2020-01-05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>
            <text:p>2020-01-06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>
            <text:p>2020-01-07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>
            <text:p>2020-01-08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>
            <text:p>2020-01-09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>
            <text:p>2020-01-11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>
            <text:p>2020-01-12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>
            <text:p>2020-01-13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>
            <text:p>2020-01-14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>
            <text:p>2020-01-15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>
            <text:p>2020-01-16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>
            <text:p>2020-01-17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>
            <text:p>2020-01-18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>
            <text:p>2020-01-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83">
            <text:p>283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>
            <text:p>2020-01-21</text:p>
          </table:table-cell>
          <table:table-cell table:formula="of:=COUNT([$all.B959:.B989])" office:value-type="float" office:value="31">
            <text:p>31</text:p>
          </table:table-cell>
          <table:table-cell table:formula="of:=SUM([$all.E959:.E989])" office:value-type="float" office:value="109">
            <text:p>109</text:p>
          </table:table-cell>
          <table:table-cell table:style-name="ce6" table:formula="of:=SUMIF([$all.H959:.H989];&quot;&gt;0&quot;)" office:value-type="float" office:value="28.02">
            <text:p>28.02</text:p>
          </table:table-cell>
          <table:table-cell table:formula="of:=SUMIF([$all.H959:.H989];&quot;&lt;0&quot;)" office:value-type="float" office:value="-25">
            <text:p>-25</text:p>
          </table:table-cell>
          <table:table-cell table:formula="of:=[.D100]+[.E100]" office:value-type="float" office:value="3.02">
            <text:p>3.02</text:p>
          </table:table-cell>
          <table:table-cell table:style-name="ce29" table:formula="of:=[$all.J989]" office:value-type="percentage" office:value="-0.012941907424666">
            <text:p>-1%</text:p>
          </table:table-cell>
          <table:table-cell table:formula="of:=[$all.O989]" office:value-type="percentage" office:value="0.68">
            <text:p>68%</text:p>
          </table:table-cell>
          <table:table-cell table:formula="of:=[$all.K989]" office:value-type="percentage" office:value="0.0118687815332109">
            <text:p>1%</text:p>
          </table:table-cell>
          <table:table-cell/>
          <table:table-cell table:formula="of:=MEDIAN([.$C71:.$C100])" office:value-type="float" office:value="25">
            <text:p>25</text:p>
          </table:table-cell>
          <table:table-cell office:value-type="float" office:value="292.72">
            <text:p>293</text:p>
          </table:table-cell>
          <table:table-cell table:formula="of:=[.K100]/[.L99]" office:value-type="percentage" office:value="0.088339222614841">
            <text:p>9%</text:p>
          </table:table-cell>
          <table:table-cell table:formula="of:=[.M100]/[.I100]" office:value-type="percentage" office:value="7.44299002957064">
            <text:p>7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>
            <text:p>2020-01-22</text:p>
          </table:table-cell>
          <table:table-cell table:formula="of:=COUNT([$all.B991:.B1002])" office:value-type="float" office:value="12">
            <text:p>12</text:p>
          </table:table-cell>
          <table:table-cell table:formula="of:=SUM([$all.E991:.E1002])" office:value-type="float" office:value="39">
            <text:p>39</text:p>
          </table:table-cell>
          <table:table-cell table:style-name="ce6" table:formula="of:=SUMIF([$all.H991:.H1002];&quot;&gt;0&quot;)" office:value-type="float" office:value="6.08">
            <text:p>6.08</text:p>
          </table:table-cell>
          <table:table-cell table:formula="of:=SUMIF([$all.H991:.H1002];&quot;&lt;0&quot;)" office:value-type="float" office:value="-22">
            <text:p>-22</text:p>
          </table:table-cell>
          <table:table-cell table:formula="of:=[.D101]+[.E101]" office:value-type="float" office:value="-15.92">
            <text:p>-15.92</text:p>
          </table:table-cell>
          <table:table-cell table:style-name="ce29" table:formula="of:=[$all.J1002]" office:value-type="percentage" office:value="-0.0176734192756292">
            <text:p>-2%</text:p>
          </table:table-cell>
          <table:table-cell table:formula="of:=[$all.O1002]" office:value-type="percentage" office:value="0.678614097968937">
            <text:p>68%</text:p>
          </table:table-cell>
          <table:table-cell table:formula="of:=[$all.K1002]" office:value-type="percentage" office:value="0.00130021443438544">
            <text:p>0%</text:p>
          </table:table-cell>
          <table:table-cell/>
          <table:table-cell table:formula="of:=MEDIAN([.$C72:.$C101])" office:value-type="float" office:value="25">
            <text:p>25</text:p>
          </table:table-cell>
          <table:table-cell office:value-type="float" office:value="276.8">
            <text:p>277</text:p>
          </table:table-cell>
          <table:table-cell table:formula="of:=[.K101]/[.L100]" office:value-type="percentage" office:value="0.0854058485925116">
            <text:p>9%</text:p>
          </table:table-cell>
          <table:table-cell table:formula="of:=[.M101]/[.I101]" office:value-type="percentage" office:value="65.6859717396382">
            <text:p>65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>
            <text:p>2020-01-23</text:p>
          </table:table-cell>
          <table:table-cell table:formula="of:=COUNT([$all.B1004:.B1012])" office:value-type="float" office:value="9">
            <text:p>9</text:p>
          </table:table-cell>
          <table:table-cell table:formula="of:=SUM([$all.E1004:.E1012])" office:value-type="float" office:value="40">
            <text:p>40</text:p>
          </table:table-cell>
          <table:table-cell table:style-name="ce6" table:formula="of:=SUMIF([$all.H1004:.H1012];&quot;&gt;0&quot;)" office:value-type="float" office:value="4.74">
            <text:p>4.74</text:p>
          </table:table-cell>
          <table:table-cell table:formula="of:=SUMIF([$all.H1004:.H1012];&quot;&lt;0&quot;)" office:value-type="float" office:value="-5">
            <text:p>-5</text:p>
          </table:table-cell>
          <table:table-cell table:formula="of:=[.D102]+[.E102]" office:value-type="float" office:value="-0.26">
            <text:p>-0.26</text:p>
          </table:table-cell>
          <table:table-cell table:style-name="ce29" table:formula="of:=[$all.J1012]" office:value-type="percentage" office:value="-0.0287139272271016">
            <text:p>-3%</text:p>
          </table:table-cell>
          <table:table-cell table:formula="of:=[$all.O1012]" office:value-type="percentage" office:value="0.679425837320574">
            <text:p>68%</text:p>
          </table:table-cell>
          <table:table-cell table:formula="of:=[$all.K1012]" office:value-type="percentage" office:value="-0.0238645773838817">
            <text:p>-2%</text:p>
          </table:table-cell>
          <table:table-cell/>
          <table:table-cell table:formula="of:=MEDIAN([.$C73:.$C102])" office:value-type="float" office:value="25">
            <text:p>25</text:p>
          </table:table-cell>
          <table:table-cell office:value-type="float" office:value="276.54">
            <text:p>277</text:p>
          </table:table-cell>
          <table:table-cell table:formula="of:=[.K102]/[.L101]" office:value-type="percentage" office:value="0.0903179190751445">
            <text:p>9%</text:p>
          </table:table-cell>
          <table:table-cell table:formula="of:=[.M102]/[.I102]" office:value-type="percentage" office:value="-3.78460165551248">
            <text:p>-3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>
            <text:p>2020-01-24</text:p>
          </table:table-cell>
          <table:table-cell table:formula="of:=COUNT([$all.B1014:.B1015])" office:value-type="float" office:value="2">
            <text:p>2</text:p>
          </table:table-cell>
          <table:table-cell table:formula="of:=SUM([$all.E1014:.E1015])" office:value-type="float" office:value="6">
            <text:p>6</text:p>
          </table:table-cell>
          <table:table-cell table:style-name="ce6" table:formula="of:=SUMIF([$all.H1014:.H1015];&quot;&gt;0&quot;)" office:value-type="float" office:value="3.9">
            <text:p>3.90</text:p>
          </table:table-cell>
          <table:table-cell table:formula="of:=SUMIF([$all.H1014:.H1015];&quot;&lt;0&quot;)" office:value-type="float" office:value="0">
            <text:p>0</text:p>
          </table:table-cell>
          <table:table-cell table:formula="of:=[.D103]+[.E103]" office:value-type="float" office:value="3.9">
            <text:p>3.90</text:p>
          </table:table-cell>
          <table:table-cell table:style-name="ce29" table:formula="of:=[$all.J1015]" office:value-type="percentage" office:value="-0.0291069738087725">
            <text:p>-3%</text:p>
          </table:table-cell>
          <table:table-cell table:formula="of:=[$all.O1015]" office:value-type="percentage" office:value="0.680622009569378">
            <text:p>68%</text:p>
          </table:table-cell>
          <table:table-cell table:formula="of:=[$all.K1015]" office:value-type="percentage" office:value="-0.024837508340943">
            <text:p>-2%</text:p>
          </table:table-cell>
          <table:table-cell/>
          <table:table-cell table:formula="of:=MEDIAN([.$C74:.$C103])" office:value-type="float" office:value="25">
            <text:p>25</text:p>
          </table:table-cell>
          <table:table-cell office:value-type="float" office:value="280.44">
            <text:p>280</text:p>
          </table:table-cell>
          <table:table-cell table:formula="of:=[.K103]/[.L102]" office:value-type="percentage" office:value="0.0904028350329066">
            <text:p>9%</text:p>
          </table:table-cell>
          <table:table-cell table:formula="of:=[.M103]/[.I103]" office:value-type="percentage" office:value="-3.63977069647858">
            <text:p>-3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1" table:end-x="0.372cm" table:end-y="0.111cm" draw:z-index="0" draw:name="Chart 1" draw:style-name="gr1" draw:text-style-name="P1" svg:width="23.073cm" svg:height="6.186cm" svg:x="0.639cm" svg:y="0.067cm">
              <draw:object draw:notify-on-update-of-ranges="daily.A3:daily.A202 daily.L2:daily.L2 daily.L3:daily.L2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>
            <text:p>month</text:p>
          </table:table-cell>
          <table:table-cell table:style-name="ce32" office:value-type="string">
            <text:p>bets</text:p>
          </table:table-cell>
          <table:table-cell table:style-name="ce32" office:value-type="string">
            <text:p>wagered</text:p>
          </table:table-cell>
          <table:table-cell table:style-name="ce39" office:value-type="string">
            <text:p>net</text:p>
          </table:table-cell>
          <table:table-cell table:style-name="ce39" office:value-type="string">
            <text:p>roi</text:p>
          </table:table-cell>
          <table:table-cell table:style-name="ce42"/>
          <table:table-cell table:style-name="ce42" office:value-type="string">
            <text:p>2020-12</text:p>
          </table:table-cell>
          <table:table-cell table:style-name="ce42" office:value-type="string">
            <text:p>2020-11</text:p>
          </table:table-cell>
          <table:table-cell table:style-name="ce42" office:value-type="string">
            <text:p>2020-10</text:p>
          </table:table-cell>
          <table:table-cell table:style-name="ce42" office:value-type="string">
            <text:p>2020-09</text:p>
          </table:table-cell>
          <table:table-cell table:style-name="ce42" office:value-type="string">
            <text:p>2020-08</text:p>
          </table:table-cell>
          <table:table-cell table:style-name="ce42" office:value-type="string">
            <text:p>2020-07</text:p>
          </table:table-cell>
          <table:table-cell table:style-name="ce42" office:value-type="string">
            <text:p>2020-06</text:p>
          </table:table-cell>
          <table:table-cell table:style-name="ce42" office:value-type="string">
            <text:p>2020-05</text:p>
          </table:table-cell>
          <table:table-cell table:style-name="ce42" office:value-type="string">
            <text:p>2020-04</text:p>
          </table:table-cell>
          <table:table-cell table:style-name="ce42" office:value-type="string">
            <text:p>2020-03</text:p>
          </table:table-cell>
          <table:table-cell table:style-name="ce42" office:value-type="string">
            <text:p>2020-02</text:p>
          </table:table-cell>
          <table:table-cell table:style-name="ce42" office:value-type="string">
            <text:p>2020-01</text:p>
          </table:table-cell>
          <table:table-cell table:style-name="ce42" office:value-type="string">
            <text:p>2019-12</text:p>
          </table:table-cell>
          <table:table-cell table:style-name="ce42" office:value-type="string">
            <text:p>2019-11</text:p>
          </table:table-cell>
          <table:table-cell table:style-name="ce42" office:value-type="string">
            <text:p>2019-10</text:p>
          </table:table-cell>
          <table:table-cell table:style-name="ce44" office:value-type="string">
            <text:p>2019-09</text:p>
          </table:table-cell>
          <table:table-cell table:style-name="ce44" office:value-type="string">
            <text:p>2019-08</text:p>
          </table:table-cell>
          <table:table-cell table:style-name="ce44" office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3.14">
            <text:p>-3</text:p>
          </table:table-cell>
          <table:table-cell table:style-name="ce42" table:formula="of:=SUM([.H3:.H28])" office:value-type="float" office:value="-3.14">
            <text:p>-3</text:p>
          </table:table-cell>
          <table:table-cell table:style-name="ce42" table:formula="of:=SUM([.I3:.I28])" office:value-type="float" office:value="-2.94416666666667">
            <text:p>-3</text:p>
          </table:table-cell>
          <table:table-cell table:style-name="ce42" table:formula="of:=SUM([.J3:.J28])" office:value-type="float" office:value="2.89">
            <text:p>3</text:p>
          </table:table-cell>
          <table:table-cell table:style-name="ce42" table:formula="of:=SUM([.K3:.K28])" office:value-type="float" office:value="1.74583333333333">
            <text:p>2</text:p>
          </table:table-cell>
          <table:table-cell table:style-name="ce42" table:formula="of:=SUM([.L3:.L28])" office:value-type="float" office:value="-3.18833333333333">
            <text:p>-3</text:p>
          </table:table-cell>
          <table:table-cell table:style-name="ce42" table:formula="of:=SUM([.M3:.M28])" office:value-type="float" office:value="-4.16166666666667">
            <text:p>-4</text:p>
          </table:table-cell>
          <table:table-cell table:style-name="ce42" table:formula="of:=SUM([.N3:.N28])" office:value-type="float" office:value="-4.16166666666667">
            <text:p>-4</text:p>
          </table:table-cell>
          <table:table-cell table:style-name="ce42" table:formula="of:=SUM([.O3:.O28])" office:value-type="float" office:value="-4.16166666666667">
            <text:p>-4</text:p>
          </table:table-cell>
          <table:table-cell table:style-name="ce42" table:formula="of:=SUM([.P3:.P28])" office:value-type="float" office:value="-4.16166666666667">
            <text:p>-4</text:p>
          </table:table-cell>
          <table:table-cell table:style-name="ce42" table:formula="of:=SUM([.Q3:.Q28])" office:value-type="float" office:value="-4.16166666666667">
            <text:p>-4</text:p>
          </table:table-cell>
          <table:table-cell table:style-name="ce42" table:formula="of:=SUM([.R3:.R28])" office:value-type="float" office:value="-4.16166666666667">
            <text:p>-4</text:p>
          </table:table-cell>
          <table:table-cell table:style-name="ce42" table:formula="of:=SUM([.S3:.S28])" office:value-type="float" office:value="-1.02166666666667">
            <text:p>-1</text:p>
          </table:table-cell>
          <table:table-cell table:style-name="ce42" table:formula="of:=SUM([.T3:.T28])" office:value-type="float" office:value="-1.02166666666667">
            <text:p>-1</text:p>
          </table:table-cell>
          <table:table-cell table:style-name="ce42" table:formula="of:=SUM([.U3:.U28])" office:value-type="float" office:value="-1.2175">
            <text:p>-1</text:p>
          </table:table-cell>
          <table:table-cell table:style-name="ce44" table:formula="of:=SUM([.V3:.V28])" office:value-type="float" office:value="-7.05166666666667">
            <text:p>-7</text:p>
          </table:table-cell>
          <table:table-cell table:style-name="ce44" table:formula="of:=SUM([.W3:.W28])" office:value-type="float" office:value="-5.9075">
            <text:p>-6</text:p>
          </table:table-cell>
          <table:table-cell table:style-name="ce44" table:formula="of:=SUM([.X3:.X28])" office:value-type="float" office:value="-0.973333333333333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>
            <text:p>2020-01</text:p>
          </table:table-cell>
          <table:table-cell table:formula="of:=SUM([$daily.B84:.B202])" office:value-type="float" office:value="184">
            <text:p>184</text:p>
          </table:table-cell>
          <table:table-cell table:formula="of:=SUM([$daily.C84:.C202])" office:value-type="float" office:value="725">
            <text:p>725</text:p>
          </table:table-cell>
          <table:table-cell table:formula="of:=SUM([$daily.F84:.F202])" office:value-type="float" office:value="-37.68">
            <text:p>-38</text:p>
          </table:table-cell>
          <table:table-cell table:style-name="ce41" table:formula="of:=[.D4]/[.C4]" office:value-type="percentage" office:value="-0.0519724137931035">
            <text:p>-5%</text:p>
          </table:table-cell>
          <table:table-cell/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formula="of:=[.$D4]/12" office:value-type="float" office:value="-3.14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1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1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1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1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1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25/01/2020</text:date>, <text:time>08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08:33:12</dc:date>
    <meta:generator>OpenOffice/4.1.7$Unix OpenOffice.org_project/417m1$Build-9800</meta:generator>
    <meta:editing-duration>P1DT17H40M21S</meta:editing-duration>
    <meta:editing-cycles>22</meta:editing-cycles>
    <dc:creator>Jaco Jansen</dc:creator>
    <meta:document-statistic meta:table-count="3" meta:cell-count="137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4cm" svg:height="6.187cm" xlink:href=".." xlink:type="simple" chart:class="chart:line" chart:style-name="ch1">
        <chart:title svg:x="10.517cm" svg:y="0.258cm" chart:style-name="ch2">
          <text:p>closing</text:p>
        </chart:title>
        <chart:plot-area chart:style-name="ch3" table:cell-range-address="daily.A3:daily.A202 daily.L2:daily.L202" chart:data-source-has-labels="both" svg:x="0.911cm" svg:y="1.534cm" svg:width="21.241cm" svg:height="4.11cm">
          <chartooo:coordinate-region svg:x="1.67cm" svg:y="1.716cm" svg:width="19.722cm" svg:height="3.315cm"/>
          <chart:axis chart:dimension="x" chart:name="primary-x" chart:style-name="ch4" chartooo:axis-type="auto">
            <chartooo:date-scale/>
            <chart:categories table:cell-range-address="daily.A3:daily.A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2" chart:label-cell-address="daily.L2:daily.L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2</svg:desc>
                </draw:g>
              </table:table-cell>
              <table:table-cell office:value-type="float" office:value="230.3">
                <text:p>230.3</text:p>
                <draw:g>
                  <svg:desc>daily.L3:daily.L202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0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0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0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